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Fine_20_Dashed" svg:stroke-width="0.051cm" svg:stroke-color="#000000" draw:marker-start-width="0.279cm" draw:marker-end-width="0.279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0.687cm" fo:min-width="2.886cm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Fine_20_Dashed" svg:stroke-width="0.051cm" svg:stroke-color="#000000" draw:marker-start-width="0.355cm" draw:marker-end-width="0.355cm" draw:fill-color="#ffffff" draw:textarea-horizontal-align="justify" draw:textarea-vertical-align="middle" draw:auto-grow-height="false" fo:min-height="0.952cm" fo:min-width="1.428cm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Fine_20_Dashed"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2.252cm" fo:min-width="3.26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2.241cm" fo:min-width="2.364cm" fo:padding-top="0.15cm" fo:padding-bottom="0.15cm" fo:padding-left="0.275cm" fo:padding-right="0.275cm"/>
    </style:style>
    <style:style style:name="gr6" style:family="graphic" style:parent-style-name="standard">
      <style:graphic-properties draw:stroke="solid" draw:stroke-dash="Fine_20_Dashed" svg:stroke-width="0.051cm" svg:stroke-color="#000000" draw:marker-start-width="0.279cm" draw:marker-end-width="0.279cm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solid" draw:stroke-dash="Fine_20_Dashed"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solid" draw:stroke-dash="Fine_20_Dashed" svg:stroke-width="0.051cm" svg:stroke-color="#000000" draw:marker-start-width="0.279cm" draw:marker-end="Arrow" draw:marker-end-width="0.153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stroke-dash="Fine_20_Dashed" svg:stroke-width="0.051cm" svg:stroke-color="#000000" draw:marker-start-width="0.355cm" draw:marker-end-width="0.355cm" draw:fill="none" draw:fill-color="#ffffff" draw:textarea-horizontal-align="left" draw:auto-grow-height="true" draw:auto-grow-width="false" fo:min-height="0.395cm" fo:min-width="0cm"/>
    </style:style>
    <style:style style:name="gr10" style:family="graphic" style:parent-style-name="standard">
      <style:graphic-properties draw:stroke="none" draw:stroke-dash="Fine_20_Dashed" svg:stroke-width="0.051cm" svg:stroke-color="#000000" draw:marker-start-width="0.355cm" draw:marker-end-width="0.355cm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0.737cm" fo:min-width="2.936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2.291cm" fo:min-width="1.895cm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2.291cm" fo:min-width="2.414cm" fo:padding-top="0.15cm" fo:padding-bottom="0.15cm" fo:padding-left="0.275cm" fo:padding-right="0.275cm"/>
    </style:style>
    <style:style style:name="gr14" style:family="graphic" style:parent-style-name="standard">
      <style:graphic-properties draw:stroke="solid" draw:stroke-dash="Fine_20_Dashed"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2.302cm" fo:min-width="3.31cm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Fine_20_Dashed" svg:stroke-width="0.051cm" svg:stroke-color="#000000" draw:marker-start-width="0.355cm" draw:marker-end-width="0.355cm" draw:fill="none" draw:fill-color="#ffffff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solid" draw:stroke-dash="Fine_20_Dashed" svg:stroke-width="0.051cm" svg:stroke-color="#000000" draw:marker-start-width="0.355cm" draw:marker-end-width="0.355cm" draw:fill-color="#ffffff" draw:textarea-horizontal-align="justify" draw:textarea-vertical-align="middle" draw:auto-grow-height="false" fo:min-height="1.002cm" fo:min-width="1.478cm" fo:padding-top="0.15cm" fo:padding-bottom="0.15cm" fo:padding-left="0.275cm" fo:padding-right="0.275cm"/>
    </style:style>
    <style:style style:name="gr17" style:family="graphic" style:parent-style-name="standard">
      <style:graphic-properties draw:stroke="solid" draw:stroke-dash="Fine_20_Dashed" svg:stroke-width="0.051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draw:stroke-dash="Fine_20_Dashed" svg:stroke-width="0.051cm" svg:stroke-color="#000000" draw:marker-start-width="0.355cm" draw:marker-end-width="0.355cm" draw:fill="none" draw:fill-color="#ffffff" fo:min-height="0.585cm"/>
    </style:style>
    <style:style style:name="gr19" style:family="graphic" style:parent-style-name="standard">
      <style:graphic-properties draw:stroke="solid" draw:stroke-dash="Fine_20_Dashed" svg:stroke-width="0.051cm" svg:stroke-color="#000000" draw:marker-start-width="0.355cm" draw:marker-end-width="0.355cm" draw:fill-color="#ffffff" draw:textarea-horizontal-align="justify" draw:textarea-vertical-align="middle" draw:auto-grow-height="false" fo:min-height="0.199cm" fo:min-width="0cm" fo:padding-top="0.15cm" fo:padding-bottom="0.15cm" fo:padding-left="0.275cm" fo:padding-right="0.275cm"/>
    </style:style>
    <style:style style:name="gr20" style:family="graphic" style:parent-style-name="standard">
      <style:graphic-properties draw:stroke="none" draw:stroke-dash="Fine_20_Dashed" svg:stroke-width="0.051cm" svg:stroke-color="#000000" draw:marker-start-width="0.355cm" draw:marker-end-width="0.355cm" draw:fill="none" draw:fill-color="#ffffff" fo:min-height="0.695cm"/>
    </style:style>
    <style:style style:name="gr21" style:family="graphic" style:parent-style-name="objectwithoutfill">
      <style:graphic-properties draw:stroke="solid" draw:stroke-dash="Fine_20_Dashed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draw:stroke-dash="Fine_20_Dashed" svg:stroke-width="0.051cm" svg:stroke-color="#000000" draw:marker-start-width="0.355cm" draw:marker-end-width="0.355cm" draw:fill="none" draw:fill-color="#ffffff" fo:min-height="0.433cm"/>
    </style:style>
    <style:style style:name="gr23" style:family="graphic" style:parent-style-name="standard">
      <style:graphic-properties draw:stroke="none" draw:stroke-dash="Fine_20_Dashed" svg:stroke-width="0.051cm" svg:stroke-color="#000000" draw:marker-start-width="0.355cm" draw:marker-end-width="0.355cm" draw:fill="none" draw:fill-color="#ffffff" fo:min-height="0.306cm"/>
    </style:style>
    <style:style style:name="gr24" style:family="graphic" style:parent-style-name="standard">
      <style:graphic-properties draw:stroke="none" draw:stroke-dash="Fine_20_Dashed" svg:stroke-width="0.051cm" svg:stroke-color="#000000" draw:marker-start-width="0.355cm" draw:marker-end-width="0.355cm" draw:fill="none" draw:fill-color="#ffffff" fo:min-height="0.131cm"/>
    </style:style>
    <style:style style:name="gr25" style:family="graphic" style:parent-style-name="standard">
      <style:graphic-properties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1.02cm" fo:min-width="1.405cm" fo:padding-top="0.15cm" fo:padding-bottom="0.15cm" fo:padding-left="0.275cm" fo:padding-right="0.275cm"/>
    </style:style>
    <style:style style:name="gr26" style:family="graphic" style:parent-style-name="standard">
      <style:graphic-properties draw:stroke="none" draw:stroke-dash="Fine_20_Dashed" svg:stroke-width="0.051cm" svg:stroke-color="#000000" draw:marker-start-width="0.355cm" draw:marker-end-width="0.355cm" draw:fill="none" draw:fill-color="#ffffff" fo:min-height="4.267cm"/>
    </style:style>
    <style:style style:name="gr27" style:family="graphic" style:parent-style-name="standard">
      <style:graphic-properties draw:stroke="none" draw:stroke-dash="Fine_20_Dashed" svg:stroke-width="0.051cm" svg:stroke-color="#000000" draw:marker-start-width="0.355cm" draw:marker-end-width="0.355cm" draw:fill="none" draw:fill-color="#ffffff" fo:min-height="0.766cm"/>
    </style:style>
    <style:style style:name="gr28" style:family="graphic" style:parent-style-name="standard">
      <style:graphic-properties draw:stroke="solid" draw:stroke-dash="Fine_20_Dashed" svg:stroke-width="0.051cm" svg:stroke-color="#000000" draw:marker-start-width="0.355cm" draw:marker-end-width="0.355cm" draw:fill-color="#ffffff" draw:textarea-horizontal-align="justify" draw:textarea-vertical-align="middle" draw:auto-grow-height="false" fo:min-height="0.149cm" fo:min-width="0cm" fo:padding-top="0.15cm" fo:padding-bottom="0.15cm" fo:padding-left="0.275cm" fo:padding-right="0.275cm"/>
    </style:style>
    <style:style style:name="gr29" style:family="graphic" style:parent-style-name="objectwithoutfill">
      <style:graphic-properties draw:stroke="dash" draw:stroke-dash="Fine_20_Dashed" svg:stroke-width="0.051cm" svg:stroke-color="#000000" draw:marker-start-width="0cm" draw:marker-end-width="0cm" draw:fill="none" draw:fill-color="#ffffff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stroke="solid" draw:stroke-dash="Fine_20_Dashed" svg:stroke-width="0.051cm" svg:stroke-color="#000000" draw:marker-start-width="0cm" draw:marker-end-width="0cm" draw:fill-color="#ffffff" draw:textarea-horizontal-align="justify" draw:textarea-vertical-align="middle" draw:auto-grow-height="false" fo:min-height="0.199cm" fo:min-width="0cm" fo:padding-top="0.151cm" fo:padding-bottom="0.151cm" fo:padding-left="0.276cm" fo:padding-right="0.276cm"/>
    </style:style>
    <style:style style:name="gr31" style:family="graphic" style:parent-style-name="standard">
      <style:graphic-properties draw:stroke="none" draw:stroke-dash="Fine_20_Dashed" svg:stroke-width="0.051cm" svg:stroke-color="#000000" draw:marker-start-width="0cm" draw:marker-end-width="0cm" draw:fill="none" draw:fill-color="#ffffff" fo:min-height="0.695cm"/>
    </style:style>
    <style:style style:name="gr32" style:family="graphic" style:parent-style-name="standard">
      <style:graphic-properties draw:stroke="none" draw:stroke-dash="Fine_20_Dashed" svg:stroke-width="0.051cm" svg:stroke-color="#000000" draw:marker-start-width="0cm" draw:marker-end-width="0cm" draw:fill="none" draw:fill-color="#ffffff" fo:min-height="0.893cm"/>
    </style:style>
    <style:style style:name="gr33" style:family="graphic" style:parent-style-name="standard">
      <style:graphic-properties draw:stroke="solid" draw:stroke-dash="Fine_20_Dashed" svg:stroke-width="0.051cm" svg:stroke-color="#000000" draw:marker-start-width="0cm" draw:marker-end-width="0cm" draw:fill-color="#ffffff" draw:textarea-horizontal-align="justify" draw:textarea-vertical-align="middle" draw:auto-grow-height="false" fo:min-height="1.002cm" fo:min-width="1.478cm" fo:padding-top="0.151cm" fo:padding-bottom="0.151cm" fo:padding-left="0.276cm" fo:padding-right="0.276cm"/>
    </style:style>
    <style:style style:name="gr34" style:family="graphic" style:parent-style-name="standard">
      <style:graphic-properties svg:stroke-width="0.051cm" svg:stroke-color="#000000" draw:marker-start-width="0cm" draw:marker-end-width="0cm" draw:fill="solid" draw:fill-color="#ffffff" draw:textarea-horizontal-align="justify" draw:textarea-vertical-align="middle" draw:auto-grow-height="false" fo:min-height="2.291cm" fo:min-width="2.414cm" fo:padding-top="0.151cm" fo:padding-bottom="0.151cm" fo:padding-left="0.276cm" fo:padding-right="0.276cm"/>
    </style:style>
    <style:style style:name="gr35" style:family="graphic" style:parent-style-name="standard">
      <style:graphic-properties svg:stroke-width="0.051cm" svg:stroke-color="#000000" draw:marker-start-width="0cm" draw:marker-end-width="0cm" draw:fill="solid" draw:fill-color="#ffffff" draw:textarea-horizontal-align="justify" draw:textarea-vertical-align="middle" draw:auto-grow-height="false" fo:min-height="2.29cm" fo:min-width="3.31cm" fo:padding-top="0.151cm" fo:padding-bottom="0.151cm" fo:padding-left="0.276cm" fo:padding-right="0.276cm"/>
    </style:style>
    <style:style style:name="gr36" style:family="graphic" style:parent-style-name="standard">
      <style:graphic-properties draw:stroke="solid" draw:stroke-dash="Fine_20_Dashed" svg:stroke-width="0.051cm" svg:stroke-color="#000000" draw:marker-start-width="0cm" draw:marker-end-width="0cm" draw:textarea-vertical-align="middle" fo:padding-top="0.151cm" fo:padding-bottom="0.151cm" fo:padding-left="0.276cm" fo:padding-right="0.276cm"/>
    </style:style>
    <style:style style:name="gr37" style:family="graphic" style:parent-style-name="standard">
      <style:graphic-properties draw:stroke="none" draw:stroke-dash="Fine_20_Dashed" svg:stroke-width="0.051cm" svg:stroke-color="#000000" draw:marker-start-width="0cm" draw:marker-end-width="0cm" draw:fill="none" draw:fill-color="#ffffff" draw:textarea-horizontal-align="left" draw:auto-grow-height="true" draw:auto-grow-width="false" fo:min-height="0.395cm" fo:min-width="0cm"/>
    </style:style>
    <style:style style:name="gr38" style:family="graphic" style:parent-style-name="standard">
      <style:graphic-properties svg:stroke-width="0.051cm" svg:stroke-color="#000000" draw:marker-start-width="0cm" draw:marker-end-width="0cm" draw:fill="solid" draw:fill-color="#ffffff" draw:textarea-horizontal-align="justify" draw:textarea-vertical-align="middle" draw:auto-grow-height="false" fo:min-height="2.239cm" fo:min-width="2.362cm" fo:padding-top="0.151cm" fo:padding-bottom="0.151cm" fo:padding-left="0.276cm" fo:padding-right="0.276cm"/>
    </style:style>
    <style:style style:name="gr39" style:family="graphic" style:parent-style-name="objectwithoutfill">
      <style:graphic-properties draw:stroke="solid" draw:stroke-dash="Fine_20_Dashed" svg:stroke-width="0.051cm" svg:stroke-color="#000000" draw:marker-start-width="0cm" draw:marker-end-width="0cm" draw:fill="none" draw:textarea-vertical-align="middle" fo:padding-top="0.151cm" fo:padding-bottom="0.151cm" fo:padding-left="0.276cm" fo:padding-right="0.276cm"/>
    </style:style>
    <style:style style:name="gr40" style:family="graphic" style:parent-style-name="standard">
      <style:graphic-properties draw:stroke="none" draw:stroke-dash="Fine_20_Dashed" svg:stroke-width="0.051cm" svg:stroke-color="#000000" draw:marker-start-width="0cm" draw:marker-end-width="0cm" draw:fill="none" draw:fill-color="#ffffff" draw:textarea-horizontal-align="left" draw:auto-grow-height="true" draw:auto-grow-width="false" fo:min-height="1.971cm" fo:min-width="4.654cm"/>
    </style:style>
    <style:style style:name="gr41" style:family="graphic" style:parent-style-name="standard">
      <style:graphic-properties svg:stroke-width="0.051cm" svg:stroke-color="#000000" draw:marker-start-width="0cm" draw:marker-end-width="0cm" draw:fill="solid" draw:fill-color="#ffffff" draw:textarea-horizontal-align="justify" draw:textarea-vertical-align="middle" draw:auto-grow-height="false" fo:min-height="2.239cm" fo:min-width="1.843cm" fo:padding-top="0.151cm" fo:padding-bottom="0.151cm" fo:padding-left="0.276cm" fo:padding-right="0.276cm"/>
    </style:style>
    <style:style style:name="gr42" style:family="graphic" style:parent-style-name="standard">
      <style:graphic-properties draw:stroke="none" draw:stroke-dash="Fine_20_Dashed" svg:stroke-width="0.051cm" svg:stroke-color="#000000" draw:marker-start-width="0cm" draw:marker-end-width="0cm" draw:fill="none" draw:fill-color="#ffffff" fo:min-height="0.712cm"/>
    </style:style>
    <style:style style:name="gr43" style:family="graphic" style:parent-style-name="standard">
      <style:graphic-properties svg:stroke-width="0.051cm" svg:stroke-color="#000000" draw:marker-start-width="0cm" draw:marker-end-width="0cm" draw:fill="solid" draw:fill-color="#ffffff" draw:textarea-horizontal-align="justify" draw:textarea-vertical-align="middle" draw:auto-grow-height="false" fo:min-height="2.366cm" fo:min-width="2.556cm" fo:padding-top="0.151cm" fo:padding-bottom="0.151cm" fo:padding-left="0.276cm" fo:padding-right="0.276cm"/>
    </style:style>
    <style:style style:name="gr44" style:family="graphic" style:parent-style-name="standard">
      <style:graphic-properties draw:stroke="solid" draw:stroke-dash="Fine_20_Dashed" svg:stroke-width="0.051cm" svg:stroke-color="#000000" draw:marker-start-width="0cm" draw:marker-end-width="0cm" draw:fill-color="#ffffff" draw:textarea-horizontal-align="justify" draw:textarea-vertical-align="middle" draw:auto-grow-height="false" fo:min-height="0.147cm" fo:min-width="0cm" fo:padding-top="0.151cm" fo:padding-bottom="0.151cm" fo:padding-left="0.276cm" fo:padding-right="0.276cm"/>
    </style:style>
    <style:style style:name="gr45" style:family="graphic" style:parent-style-name="standard">
      <style:graphic-properties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2.241cm" fo:min-width="1.845cm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2.24cm" fo:min-width="3.26cm" fo:padding-top="0.15cm" fo:padding-bottom="0.15cm" fo:padding-left="0.275cm" fo:padding-right="0.275cm"/>
    </style:style>
    <style:style style:name="P1" style:family="paragraph">
      <style:text-properties fo:font-size="15pt" style:font-size-asian="15pt" style:font-size-complex="15pt"/>
    </style:style>
    <style:style style:name="P2" style:family="paragraph">
      <loext:graphic-properties draw:fill="none" draw:fill-color="#ffffff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solid" draw:fill-color="#ffffff"/>
      <style:paragraph-properties fo:text-align="center"/>
      <style:text-properties fo:font-size="9pt" style:font-size-asian="9pt" style:font-size-complex="9pt"/>
    </style:style>
    <style:style style:name="P8" style:family="paragraph">
      <style:paragraph-properties fo:text-align="start"/>
    </style:style>
    <style:style style:name="P9" style:family="paragraph">
      <loext:graphic-properties draw:fill="solid" draw:fill-color="#ffffff"/>
      <style:paragraph-properties fo:text-align="start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="solid" draw:fill-color="#ffffff"/>
      <style:paragraph-properties fo:text-align="start"/>
      <style:text-properties fo:font-size="9pt" style:font-size-asian="9pt" style:font-size-complex="9pt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17" style:family="paragraph">
      <style:text-properties fo:font-size="10pt" style:font-size-asian="10pt" style:font-size-complex="10pt"/>
    </style:style>
    <style:style style:name="P18" style:family="paragraph">
      <style:text-properties fo:font-size="11pt" style:font-size-asian="11pt" style:font-size-complex="11pt"/>
    </style:style>
    <style:style style:name="P19" style:family="paragraph">
      <loext:graphic-properties draw:fill="none" draw:fill-color="#ffffff"/>
      <style:text-properties fo:font-size="11pt" style:font-size-asian="11pt" style:font-size-complex="11pt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  <style:text-properties fo:font-size="8pt" style:font-size-asian="8pt" style:font-size-complex="8pt"/>
    </style:style>
    <style:style style:name="P22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415cm" svg:height="0.889cm" svg:x="1.381cm" svg:y="1.381cm">
          <draw:text-box>
            <text:p text:style-name="P1"><text:span text:style-name="T1">3. Схемы алгоритмов[3]</text:span></text:p>
          </draw:text-box>
        </draw:frame>
        <draw:frame draw:style-name="gr1" draw:text-style-name="P2" draw:layer="layout" svg:width="17.185cm" svg:height="0.889cm" svg:x="1.381cm" svg:y="2.528cm">
          <draw:text-box>
            <text:p text:style-name="P1"><text:span text:style-name="T1">3.1 Схема алгоритма функции генерации лабиринта (generateStep)</text:span></text:p>
          </draw:text-box>
        </draw:frame>
        <draw:frame draw:style-name="gr1" draw:text-style-name="P2" draw:layer="layout" svg:width="2.148cm" svg:height="0.889cm" svg:x="17.081cm" svg:y="3.544cm">
          <draw:text-box>
            <text:p text:style-name="P1"><text:span text:style-name="T1">Лист 1</text:span></text:p>
          </draw:text-box>
        </draw:frame>
        <draw:custom-shape draw:style-name="gr2" draw:text-style-name="P4" xml:id="id5" draw:id="id5" draw:layer="layout" svg:width="3.81cm" svg:height="1.397cm" svg:x="7.937cm" svg:y="4.81cm">
          <text:p text:style-name="P3"><text:span text:style-name="T2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6" xml:id="id3" draw:id="id3" draw:layer="layout" svg:width="3.955cm" svg:height="2.504cm" svg:x="7.858cm" svg:y="7.35cm">
          <text:p text:style-name="P5"><text:span text:style-name="T3">Есть</text:span><text:span text:style-name="T3"><text:line-break/></text:span><text:span text:style-name="T3">непосещенные</text:span></text:p>
          <text:p text:style-name="P5"><text:span text:style-name="T3">соседи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7" xml:id="id4" draw:id="id4" draw:layer="layout" svg:width="3.81cm" svg:height="2.552cm" svg:x="13.573cm" svg:y="9.851cm">
          <text:p text:style-name="P5"><text:span text:style-name="T4">d.cellNext = </text:span></text:p>
          <text:p text:style-name="P5"><text:span text:style-name="T4">случайная </text:span></text:p>
          <text:p text:style-name="P5"><text:span text:style-name="T4">соседняя клетк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9" xml:id="id6" draw:id="id6" draw:layer="layout" svg:width="3.81cm" svg:height="2.54cm" svg:x="13.573cm" svg:y="12.684cm">
          <text:p text:style-name="P8"><text:span text:style-name="T3">push(d.startPoint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10" draw:layer="layout" svg:width="3.81cm" svg:height="2.54cm" svg:x="13.573cm" svg:y="15.478cm">
          <text:p text:style-name="P5"><text:span text:style-name="T3">Снести стену</text:span></text:p>
          <text:p text:style-name="P5"><text:span text:style-name="T3">между начальной</text:span></text:p>
          <text:p text:style-name="P5"><text:span text:style-name="T3">и следующей</text:span></text:p>
          <text:p text:style-name="P5"><text:span text:style-name="T3">клетками.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10" xml:id="id7" draw:id="id7" draw:layer="layout" svg:width="3.81cm" svg:height="2.54cm" svg:x="13.574cm" svg:y="15.479cm">
          <text:p text:style-name="P5"><text:span text:style-name="T3">Снести стену</text:span></text:p>
          <text:p text:style-name="P5"><text:span text:style-name="T3">между начальной</text:span></text:p>
          <text:p text:style-name="P5"><text:span text:style-name="T3">и следующей</text:span></text:p>
          <text:p text:style-name="P5"><text:span text:style-name="T3">клетками.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10" xml:id="id8" draw:id="id8" draw:layer="layout" svg:width="3.81cm" svg:height="2.54cm" svg:x="13.578cm" svg:y="18.272cm">
          <text:p text:style-name="P5"><text:span text:style-name="T3">Сделать</text:span><text:span text:style-name="T3"><text:line-break/></text:span><text:span text:style-name="T3">следующую точку</text:span><text:span text:style-name="T3"><text:line-break/></text:span><text:span text:style-name="T3">начальной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10" xml:id="id9" draw:id="id9" draw:layer="layout" svg:width="3.81cm" svg:height="2.54cm" svg:x="13.573cm" svg:y="21.066cm">
          <text:p text:style-name="P5"><text:span text:style-name="T3">Отметить</text:span><text:span text:style-name="T3"><text:line-break/></text:span><text:span text:style-name="T3">начальную точку</text:span></text:p>
          <text:p text:style-name="P5"><text:span text:style-name="T3">посещенной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6" xml:id="id1" draw:id="id1" draw:layer="layout" svg:width="3.955cm" svg:height="2.504cm" svg:x="2.887cm" svg:y="9.89cm">
          <text:p text:style-name="P5"><text:span text:style-name="T3">Стек не пуст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9" xml:id="id2" draw:id="id2" draw:layer="layout" svg:width="3.81cm" svg:height="2.54cm" svg:x="7.985cm" svg:y="15.511cm">
          <text:p text:style-name="P8"><text:span text:style-name="T3">Вытащить точку</text:span><text:span text:style-name="T3"><text:line-break/></text:span><text:span text:style-name="T3">из стека и</text:span></text:p>
          <text:p text:style-name="P8"><text:span text:style-name="T3">сделать текущей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5" draw:layer="layout" svg:x1="6.842cm" svg:y1="11.142cm" svg:x2="9.89cm" svg:y2="15.511cm" draw:start-shape="id1" draw:start-glue-point="7" draw:end-shape="id2" draw:end-glue-point="0" svg:d="M6842 11142h3048v4369" svg:viewBox="0 0 3049 4370">
          <text:p/>
        </draw:connector>
        <draw:connector draw:style-name="gr6" draw:text-style-name="P5" draw:layer="layout" svg:x1="11.813cm" svg:y1="8.602cm" svg:x2="15.478cm" svg:y2="9.851cm" draw:start-shape="id3" draw:start-glue-point="7" draw:end-shape="id4" draw:end-glue-point="4" svg:d="M11813 8602h3665v1249" svg:viewBox="0 0 3666 1250">
          <text:p/>
        </draw:connector>
        <draw:connector draw:style-name="gr6" draw:text-style-name="P5" draw:layer="layout" svg:x1="7.858cm" svg:y1="8.602cm" svg:x2="4.865cm" svg:y2="9.89cm" draw:start-shape="id3" draw:start-glue-point="5" draw:end-shape="id1" draw:end-glue-point="4" svg:d="M7858 8602h-2993v1288" svg:viewBox="0 0 2994 1289">
          <text:p/>
        </draw:connector>
        <draw:connector draw:style-name="gr6" draw:text-style-name="P5" draw:layer="layout" svg:x1="9.842cm" svg:y1="6.207cm" svg:x2="9.836cm" svg:y2="7.35cm" draw:start-shape="id5" draw:start-glue-point="6" draw:end-shape="id3" draw:end-glue-point="4" svg:d="M9842 6207v572h-6v571" svg:viewBox="0 0 7 1144">
          <text:p/>
        </draw:connector>
        <draw:connector draw:style-name="gr6" draw:text-style-name="P5" draw:layer="layout" svg:x1="15.478cm" svg:y1="12.403cm" svg:x2="15.478cm" svg:y2="12.684cm" draw:start-shape="id4" draw:start-glue-point="6" draw:end-shape="id6" draw:end-glue-point="0" svg:d="M15478 12403v281" svg:viewBox="0 0 1 282">
          <text:p/>
        </draw:connector>
        <draw:connector draw:style-name="gr6" draw:text-style-name="P5" draw:layer="layout" svg:x1="15.478cm" svg:y1="15.224cm" svg:x2="15.479cm" svg:y2="15.479cm" draw:start-shape="id6" draw:start-glue-point="2" draw:end-shape="id7" draw:end-glue-point="0" svg:d="M15478 15224v128h1v127" svg:viewBox="0 0 2 256">
          <text:p/>
        </draw:connector>
        <draw:connector draw:style-name="gr6" draw:text-style-name="P5" draw:layer="layout" svg:x1="15.479cm" svg:y1="18.019cm" svg:x2="15.483cm" svg:y2="18.272cm" draw:start-shape="id7" draw:start-glue-point="2" draw:end-shape="id8" draw:end-glue-point="0" svg:d="M15479 18019v127h4v126" svg:viewBox="0 0 5 254">
          <text:p/>
        </draw:connector>
        <draw:connector draw:style-name="gr6" draw:text-style-name="P5" draw:layer="layout" svg:x1="15.483cm" svg:y1="20.812cm" svg:x2="15.478cm" svg:y2="21.066cm" draw:start-shape="id8" draw:start-glue-point="2" draw:end-shape="id9" draw:end-glue-point="0" svg:d="M15483 20812v128h-5v126" svg:viewBox="0 0 6 255">
          <text:p/>
        </draw:connector>
        <draw:custom-shape draw:style-name="gr3" draw:text-style-name="P6" xml:id="id10" draw:id="id10" draw:layer="layout" svg:width="3.955cm" svg:height="2.504cm" svg:x="2.887cm" svg:y="15.391cm">
          <text:p text:style-name="P5"><text:span text:style-name="T3">Остались</text:span><text:span text:style-name="T3"><text:line-break/></text:span><text:span text:style-name="T3">непосещенные</text:span></text:p>
          <text:p text:style-name="P5"><text:span text:style-name="T3">точки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9" xml:id="id11" draw:id="id11" draw:layer="layout" svg:width="3.81cm" svg:height="2.54cm" svg:x="2.958cm" svg:y="18.78cm">
          <text:p text:style-name="P8"><text:span text:style-name="T3">Выбрать</text:span></text:p>
          <text:p text:style-name="P8"><text:span text:style-name="T3">случайную</text:span></text:p>
          <text:p text:style-name="P8"><text:span text:style-name="T3">непосещенную</text:span></text:p>
          <text:p text:style-name="P8"><text:span text:style-name="T3">точку</text:span></text:p>
          <text:p text:style-name="P8"><text:span text:style-name="T3">и назначить</text:span></text:p>
          <text:p text:style-name="P8"><text:span text:style-name="T3">текущей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5" draw:layer="layout" svg:x1="4.865cm" svg:y1="12.394cm" svg:x2="4.865cm" svg:y2="15.391cm" draw:start-shape="id1" draw:start-glue-point="6" draw:end-shape="id10" draw:end-glue-point="4" svg:d="M4865 12394v2997" svg:viewBox="0 0 1 2998">
          <text:p/>
        </draw:connector>
        <draw:connector draw:style-name="gr6" draw:text-style-name="P5" draw:layer="layout" svg:x1="4.865cm" svg:y1="17.895cm" svg:x2="4.863cm" svg:y2="18.78cm" draw:start-shape="id10" draw:start-glue-point="6" draw:end-shape="id11" draw:end-glue-point="0" svg:d="M4865 17895v443h-2v442" svg:viewBox="0 0 3 886">
          <text:p/>
        </draw:connector>
        <draw:custom-shape draw:style-name="gr2" draw:text-style-name="P4" draw:layer="layout" svg:width="3.81cm" svg:height="1.397cm" svg:x="7.731cm" svg:y="24.876cm">
          <text:p text:style-name="P3"><text:span text:style-name="T2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" draw:text-style-name="P2" draw:layer="layout" svg:width="13.256cm" svg:height="0.889cm" svg:x="4.175cm" svg:y="26.781cm">
          <draw:text-box>
            <text:p text:style-name="P1"><text:span text:style-name="T1">Рисунок 1 – схема алгоритма генерации лабиринта</text:span></text:p>
          </draw:text-box>
        </draw:frame>
        <draw:line draw:style-name="gr7" draw:text-style-name="P11" xml:id="id12" draw:id="id12" draw:layer="layout" svg:x1="9.636cm" svg:y1="24.876cm" svg:x2="9.636cm" svg:y2="24.368cm">
          <text:p/>
        </draw:line>
        <draw:connector draw:style-name="gr6" draw:text-style-name="P5" xml:id="id13" draw:id="id13" draw:layer="layout" draw:line-skew="3.158cm" svg:x1="9.89cm" svg:y1="18.051cm" svg:x2="9.636cm" svg:y2="24.368cm" draw:start-shape="id2" draw:start-glue-point="2" draw:end-shape="id12" draw:end-glue-point="0" svg:d="M9890 18051v6317h-254" svg:viewBox="0 0 255 6318">
          <text:p/>
        </draw:connector>
        <draw:connector draw:style-name="gr6" draw:text-style-name="P5" draw:layer="layout" draw:line-skew="-0.526cm" svg:x1="15.478cm" svg:y1="23.606cm" svg:x2="9.763cm" svg:y2="24.368cm" draw:start-shape="id9" draw:start-glue-point="2" draw:end-shape="id13" draw:end-glue-point="0" svg:d="M15478 23606v762h-5715" svg:viewBox="0 0 5716 763">
          <text:p/>
        </draw:connector>
        <draw:connector draw:style-name="gr8" draw:text-style-name="P11" draw:layer="layout" draw:line-skew="-0.526cm" svg:x1="4.863cm" svg:y1="21.32cm" svg:x2="9.763cm" svg:y2="24.368cm" draw:start-shape="id11" draw:start-glue-point="2" draw:end-shape="id13" draw:end-glue-point="0" svg:d="M4863 21320v3048h4900" svg:viewBox="0 0 4901 3049">
          <text:p/>
        </draw:connector>
        <draw:connector draw:style-name="gr8" draw:text-style-name="P11" draw:layer="layout" svg:x1="2.887cm" svg:y1="16.643cm" svg:x2="4.922cm" svg:y2="24.368cm" draw:start-shape="id10" draw:start-glue-point="5" svg:d="M2887 16643h-527v7725h2562" svg:viewBox="0 0 2563 7726">
          <text:p/>
        </draw:connector>
        <draw:custom-shape draw:style-name="gr2" draw:text-style-name="P4" draw:layer="layout" svg:width="3.81cm" svg:height="1.397cm" svg:x="7.938cm" svg:y="4.81cm">
          <text:p text:style-name="P3"><text:span text:style-name="T2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4" draw:layer="layout" svg:width="3.81cm" svg:height="1.397cm" svg:x="7.938cm" svg:y="4.81cm">
          <text:p text:style-name="P3"><text:span text:style-name="T2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9" draw:text-style-name="P12" draw:layer="layout" svg:width="0.934cm" svg:height="0.645cm" svg:x="11.668cm" svg:y="7.975cm">
          <draw:text-box>
            <text:p><text:span text:style-name="T3">Да</text:span></text:p>
          </draw:text-box>
        </draw:frame>
        <draw:frame draw:style-name="gr10" draw:text-style-name="P12" draw:layer="layout" svg:width="1.099cm" svg:height="0.645cm" svg:x="6.969cm" svg:y="7.975cm">
          <draw:text-box>
            <text:p><text:span text:style-name="T3">Нет</text:span></text:p>
          </draw:text-box>
        </draw:frame>
        <draw:frame draw:style-name="gr9" draw:text-style-name="P12" draw:layer="layout" svg:width="0.934cm" svg:height="0.645cm" svg:x="6.668cm" svg:y="10.476cm">
          <draw:text-box>
            <text:p><text:span text:style-name="T3">Да</text:span></text:p>
          </draw:text-box>
        </draw:frame>
        <draw:frame draw:style-name="gr10" draw:text-style-name="P12" draw:layer="layout" svg:width="1.099cm" svg:height="0.645cm" svg:x="4.77cm" svg:y="12.276cm">
          <draw:text-box>
            <text:p><text:span text:style-name="T3">Нет</text:span></text:p>
          </draw:text-box>
        </draw:frame>
        <draw:frame draw:style-name="gr9" draw:text-style-name="P12" draw:layer="layout" svg:width="0.934cm" svg:height="0.645cm" svg:x="4.768cm" svg:y="17.777cm">
          <draw:text-box>
            <text:p><text:span text:style-name="T3">Да</text:span></text:p>
          </draw:text-box>
        </draw:frame>
        <draw:frame draw:style-name="gr10" draw:text-style-name="P12" draw:layer="layout" svg:width="1.099cm" svg:height="0.645cm" svg:x="2.071cm" svg:y="16.077cm">
          <draw:text-box>
            <text:p><text:span text:style-name="T3">Нет</text:span></text:p>
          </draw:text-box>
        </draw:frame>
      </draw:page>
      <draw:page draw:name="page2" draw:style-name="dp1" draw:master-page-name="Default">
        <draw:frame draw:style-name="gr1" draw:text-style-name="P2" draw:layer="layout" svg:width="15.839cm" svg:height="0.889cm" svg:x="1.382cm" svg:y="1.129cm">
          <draw:text-box>
            <text:p text:style-name="P1"><text:span text:style-name="T1">3.2 Схема алгоритма функции решения лабиринта (seekStep)</text:span></text:p>
          </draw:text-box>
        </draw:frame>
        <draw:frame draw:style-name="gr1" draw:text-style-name="P2" draw:layer="layout" svg:width="2.148cm" svg:height="0.889cm" svg:x="17.082cm" svg:y="2.145cm">
          <draw:text-box>
            <text:p text:style-name="P1"><text:span text:style-name="T1">Лист 1</text:span></text:p>
          </draw:text-box>
        </draw:frame>
        <draw:custom-shape draw:style-name="gr2" draw:text-style-name="P4" xml:id="id18" draw:id="id18" draw:layer="layout" svg:width="3.81cm" svg:height="1.397cm" svg:x="7.938cm" svg:y="3.411cm">
          <text:p text:style-name="P3"><text:span text:style-name="T2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6" xml:id="id16" draw:id="id16" draw:layer="layout" svg:width="3.955cm" svg:height="2.504cm" svg:x="7.859cm" svg:y="5.951cm">
          <text:p text:style-name="P5"><text:span text:style-name="T3">Есть</text:span><text:span text:style-name="T3"><text:line-break/></text:span><text:span text:style-name="T3">непосещенные</text:span></text:p>
          <text:p text:style-name="P5"><text:span text:style-name="T3">соседи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7" xml:id="id17" draw:id="id17" draw:layer="layout" svg:width="3.81cm" svg:height="2.552cm" svg:x="13.574cm" svg:y="8.452cm">
          <text:p text:style-name="P5"><text:span text:style-name="T4">d.cellNext = </text:span></text:p>
          <text:p text:style-name="P5"><text:span text:style-name="T4">случайная </text:span></text:p>
          <text:p text:style-name="P5"><text:span text:style-name="T4">соседняя клетк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9" xml:id="id19" draw:id="id19" draw:layer="layout" svg:width="3.81cm" svg:height="2.54cm" svg:x="13.574cm" svg:y="11.285cm">
          <text:p text:style-name="P8"><text:span text:style-name="T3">push(d.startPoint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10" xml:id="id20" draw:id="id20" draw:layer="layout" svg:width="3.81cm" svg:height="2.54cm" svg:x="13.573cm" svg:y="14.135cm">
          <text:p text:style-name="P5"><text:span text:style-name="T3">Сделать</text:span><text:span text:style-name="T3"><text:line-break/></text:span><text:span text:style-name="T3">следующую точку</text:span><text:span text:style-name="T3"><text:line-break/></text:span><text:span text:style-name="T3">начальной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10" xml:id="id21" draw:id="id21" draw:layer="layout" svg:width="3.81cm" svg:height="2.54cm" svg:x="13.573cm" svg:y="17.056cm">
          <text:p text:style-name="P5"><text:span text:style-name="T3">Отметить</text:span><text:span text:style-name="T3"><text:line-break/></text:span><text:span text:style-name="T3">начальную точку</text:span></text:p>
          <text:p text:style-name="P5"><text:span text:style-name="T3">посещенной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6" xml:id="id14" draw:id="id14" draw:layer="layout" svg:width="3.955cm" svg:height="2.504cm" svg:x="2.888cm" svg:y="8.491cm">
          <text:p text:style-name="P5"><text:span text:style-name="T3">Стек не пуст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9" xml:id="id15" draw:id="id15" draw:layer="layout" svg:width="3.81cm" svg:height="2.54cm" svg:x="7.734cm" svg:y="14.16cm">
          <text:p text:style-name="P8"><text:span text:style-name="T3">Вытащить точку</text:span><text:span text:style-name="T3"><text:line-break/></text:span><text:span text:style-name="T3">из стека и</text:span></text:p>
          <text:p text:style-name="P8"><text:span text:style-name="T3">сделать текущей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5" draw:layer="layout" svg:x1="6.843cm" svg:y1="9.743cm" svg:x2="9.639cm" svg:y2="14.16cm" draw:start-shape="id14" draw:start-glue-point="7" draw:end-shape="id15" draw:end-glue-point="0" svg:d="M6843 9743h2796v4417" svg:viewBox="0 0 2797 4418">
          <text:p/>
        </draw:connector>
        <draw:connector draw:style-name="gr6" draw:text-style-name="P5" draw:layer="layout" svg:x1="11.814cm" svg:y1="7.203cm" svg:x2="15.479cm" svg:y2="8.452cm" draw:start-shape="id16" draw:start-glue-point="7" draw:end-shape="id17" draw:end-glue-point="4" svg:d="M11814 7203h3665v1249" svg:viewBox="0 0 3666 1250">
          <text:p/>
        </draw:connector>
        <draw:connector draw:style-name="gr6" draw:text-style-name="P5" draw:layer="layout" svg:x1="7.859cm" svg:y1="7.203cm" svg:x2="4.866cm" svg:y2="8.491cm" draw:start-shape="id16" draw:start-glue-point="5" draw:end-shape="id14" draw:end-glue-point="4" svg:d="M7859 7203h-2993v1288" svg:viewBox="0 0 2994 1289">
          <text:p/>
        </draw:connector>
        <draw:connector draw:style-name="gr6" draw:text-style-name="P5" draw:layer="layout" svg:x1="9.843cm" svg:y1="4.808cm" svg:x2="9.837cm" svg:y2="5.951cm" draw:start-shape="id18" draw:start-glue-point="6" draw:end-shape="id16" draw:end-glue-point="4" svg:d="M9843 4808v572h-6v571" svg:viewBox="0 0 7 1144">
          <text:p/>
        </draw:connector>
        <draw:connector draw:style-name="gr6" draw:text-style-name="P5" draw:layer="layout" svg:x1="15.479cm" svg:y1="11.004cm" svg:x2="15.479cm" svg:y2="11.285cm" draw:start-shape="id17" draw:start-glue-point="6" draw:end-shape="id19" draw:end-glue-point="0" svg:d="M15479 11004v281" svg:viewBox="0 0 1 282">
          <text:p/>
        </draw:connector>
        <draw:connector draw:style-name="gr6" draw:text-style-name="P5" draw:layer="layout" svg:x1="15.478cm" svg:y1="16.675cm" svg:x2="15.478cm" svg:y2="17.056cm" draw:start-shape="id20" draw:start-glue-point="2" draw:end-shape="id21" draw:end-glue-point="0" svg:d="M15478 16675v381" svg:viewBox="0 0 1 382">
          <text:p/>
        </draw:connector>
        <draw:connector draw:style-name="gr6" draw:text-style-name="P5" draw:layer="layout" draw:line-skew="-0.14cm" svg:x1="4.866cm" svg:y1="10.995cm" svg:x2="4.861cm" svg:y2="14.143cm" draw:start-shape="id14" draw:start-glue-point="6" draw:end-shape="id22" draw:end-glue-point="4" svg:d="M4866 10995v1435h-5v1713" svg:viewBox="0 0 6 3149">
          <text:p/>
        </draw:connector>
        <draw:custom-shape draw:style-name="gr2" draw:text-style-name="P4" xml:id="id23" draw:id="id23" draw:layer="layout" svg:width="3.81cm" svg:height="1.397cm" svg:x="7.731cm" svg:y="20.558cm">
          <text:p text:style-name="P3"><text:span text:style-name="T2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" draw:text-style-name="P2" draw:layer="layout" svg:width="12.888cm" svg:height="0.889cm" svg:x="3.921cm" svg:y="22.59cm">
          <draw:text-box>
            <text:p text:style-name="P1"><text:span text:style-name="T1">Рисунок 2 – схема алгоритма решения лабиринта</text:span></text:p>
          </draw:text-box>
        </draw:frame>
        <draw:custom-shape draw:style-name="gr2" draw:text-style-name="P4" draw:layer="layout" svg:width="3.81cm" svg:height="1.397cm" svg:x="7.939cm" svg:y="3.411cm">
          <text:p text:style-name="P3"><text:span text:style-name="T2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4" draw:layer="layout" svg:width="3.81cm" svg:height="1.397cm" svg:x="7.939cm" svg:y="3.411cm">
          <text:p text:style-name="P3"><text:span text:style-name="T2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9" draw:text-style-name="P12" draw:layer="layout" svg:width="0.934cm" svg:height="0.645cm" svg:x="11.669cm" svg:y="6.576cm">
          <draw:text-box>
            <text:p><text:span text:style-name="T3">Да</text:span></text:p>
          </draw:text-box>
        </draw:frame>
        <draw:frame draw:style-name="gr10" draw:text-style-name="P12" draw:layer="layout" svg:width="1.099cm" svg:height="0.645cm" svg:x="6.97cm" svg:y="6.576cm">
          <draw:text-box>
            <text:p><text:span text:style-name="T3">Нет</text:span></text:p>
          </draw:text-box>
        </draw:frame>
        <draw:frame draw:style-name="gr9" draw:text-style-name="P12" draw:layer="layout" svg:width="0.934cm" svg:height="0.645cm" svg:x="6.669cm" svg:y="9.077cm">
          <draw:text-box>
            <text:p><text:span text:style-name="T3">Да</text:span></text:p>
          </draw:text-box>
        </draw:frame>
        <draw:frame draw:style-name="gr10" draw:text-style-name="P12" draw:layer="layout" svg:width="1.099cm" svg:height="0.645cm" svg:x="4.771cm" svg:y="10.877cm">
          <draw:text-box>
            <text:p><text:span text:style-name="T3">Нет</text:span></text:p>
          </draw:text-box>
        </draw:frame>
        <draw:custom-shape draw:style-name="gr4" draw:text-style-name="P7" xml:id="id22" draw:id="id22" draw:layer="layout" svg:width="3.81cm" svg:height="2.552cm" svg:x="2.956cm" svg:y="14.143cm">
          <text:p text:style-name="P5"><text:span text:style-name="T4">d.error =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5" xml:id="id24" draw:id="id24" draw:layer="layout" draw:line-skew="-0.073cm -2.922cm" svg:x1="15.478cm" svg:y1="19.596cm" svg:x2="9.636cm" svg:y2="20.558cm" draw:start-shape="id21" draw:start-glue-point="2" draw:end-shape="id23" draw:end-glue-point="4" svg:d="M15478 19596v454h-5842v-19 527" svg:viewBox="0 0 5843 963">
          <text:p/>
        </draw:connector>
        <draw:connector draw:style-name="gr6" draw:text-style-name="P5" draw:layer="layout" draw:line-skew="0cm 0.526cm" svg:x1="9.639cm" svg:y1="16.7cm" svg:x2="9.636cm" svg:y2="20.04cm" draw:start-shape="id15" draw:start-glue-point="2" draw:end-shape="id24" draw:end-glue-point="0" svg:d="M9639 16700v1449h-3v1891" svg:viewBox="0 0 4 3341">
          <text:p/>
        </draw:connector>
        <draw:connector draw:style-name="gr8" draw:text-style-name="P11" draw:layer="layout" svg:x1="4.861cm" svg:y1="16.695cm" svg:x2="9.636cm" svg:y2="20.04cm" draw:start-shape="id22" draw:start-glue-point="6" draw:end-shape="id24" draw:end-glue-point="0" svg:d="M4861 16695v3345h4775" svg:viewBox="0 0 4776 3346">
          <text:p/>
        </draw:connector>
      </draw:page>
      <draw:page draw:name="page3" draw:style-name="dp1" draw:master-page-name="Default">
        <draw:custom-shape draw:style-name="gr11" draw:text-style-name="P4" xml:id="id25" draw:id="id25" draw:layer="layout" svg:width="3.81cm" svg:height="1.397cm" svg:x="7.204cm" svg:y="2.143cm">
          <text:p text:style-name="P3"><text:span text:style-name="T2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10" xml:id="id26" draw:id="id26" draw:layer="layout" svg:width="3.937cm" svg:height="2.54cm" svg:x="6.739cm" svg:y="3.848cm">
          <text:p text:style-name="P13"><text:span text:style-name="T3">Ввод данных в</text:span></text:p>
          <text:p text:style-name="P13"><text:span text:style-name="T3">in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9" xml:id="id27" draw:id="id27" draw:layer="layout" svg:width="3.81cm" svg:height="2.54cm" svg:x="6.788cm" svg:y="6.68cm">
          <text:p text:style-name="P8"><text:span text:style-name="T3">Инициализация</text:span><text:span text:style-name="T3"><text:line-break/></text:span><text:span text:style-name="T3">графического</text:span></text:p>
          <text:p text:style-name="P8"><text:span text:style-name="T3">ядра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4" draw:text-style-name="P14" xml:id="id28" draw:id="id28" draw:layer="layout" svg:width="3.81cm" svg:height="2.552cm" svg:x="6.794cm" svg:y="9.505cm">
          <text:p text:style-name="P8"><text:span text:style-name="T4">flagGenerated = 0;</text:span></text:p>
          <text:p text:style-name="P8"><text:span text:style-name="T4">flagGeneratorData <text:s text:c="2"/>= 0</text:span></text:p>
          <text:p text:style-name="P8"><text:span text:style-name="T4">flagSeekerData <text:s text:c="2"/>= 0</text:span></text:p>
          <text:p text:style-name="P8"><text:span text:style-name="T4">flagSeeked = 0</text:span></text:p>
          <text:p text:style-name="P8"><text:span text:style-name="T4">flagAction = NOTHING</text:span></text:p>
          <text:p text:style-name="P8"><text:span text:style-name="T4">quit =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line draw:style-name="gr15" draw:text-style-name="P15" draw:layer="layout" svg:x1="10.549cm" svg:y1="10.525cm" svg:x2="13.47cm" svg:y2="10.525cm">
            <text:p/>
          </draw:line>
          <draw:line draw:style-name="gr15" draw:text-style-name="P15" draw:layer="layout" svg:x1="13.47cm" svg:y1="9.89cm" svg:x2="13.47cm" svg:y2="11.16cm">
            <text:p/>
          </draw:line>
          <draw:line draw:style-name="gr15" draw:text-style-name="P15" draw:layer="layout" svg:x1="13.47cm" svg:y1="9.89cm" svg:x2="13.851cm" svg:y2="9.89cm">
            <text:p/>
          </draw:line>
          <draw:line draw:style-name="gr15" draw:text-style-name="P15" draw:layer="layout" svg:x1="13.471cm" svg:y1="11.19cm" svg:x2="13.852cm" svg:y2="11.19cm">
            <text:p/>
          </draw:line>
        </draw:g>
        <draw:frame draw:style-name="gr10" draw:text-style-name="P12" draw:layer="layout" svg:width="4.68cm" svg:height="1.039cm" svg:x="13.424cm" svg:y="9.982cm">
          <draw:text-box>
            <text:p><text:span text:style-name="T3">Инициализация значений</text:span></text:p>
            <text:p><text:span text:style-name="T3">по-умолчанию</text:span></text:p>
          </draw:text-box>
        </draw:frame>
        <draw:custom-shape draw:style-name="gr16" draw:text-style-name="P6" xml:id="id31" draw:id="id31" draw:layer="layout" svg:width="3.955cm" svg:height="2.504cm" svg:x="6.719cm" svg:y="12.809cm">
          <text:p text:style-name="P5"><text:span text:style-name="T3">quit !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6" xml:id="id29" draw:id="id29" draw:layer="layout" svg:width="3.955cm" svg:height="2.504cm" svg:x="13.392cm" svg:y="17.13cm">
          <text:p text:style-name="P5"><text:span text:style-name="T3">Клавиша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7" draw:text-style-name="P5" draw:layer="layout" svg:x1="9.109cm" svg:y1="3.54cm" svg:x2="9.101cm" svg:y2="3.848cm" draw:start-shape="id25" draw:start-glue-point="6" draw:end-shape="id26" draw:end-glue-point="4" svg:d="M9109 3540v154h-8v154" svg:viewBox="0 0 9 309">
          <text:p/>
        </draw:connector>
        <draw:connector draw:style-name="gr17" draw:text-style-name="P5" draw:layer="layout" svg:x1="8.708cm" svg:y1="6.388cm" svg:x2="8.693cm" svg:y2="6.68cm" draw:start-shape="id26" draw:start-glue-point="8" draw:end-shape="id27" draw:end-glue-point="0" svg:d="M8708 6388v147h-15v145" svg:viewBox="0 0 16 293">
          <text:p/>
        </draw:connector>
        <draw:connector draw:style-name="gr17" draw:text-style-name="P5" draw:layer="layout" svg:x1="8.693cm" svg:y1="9.22cm" svg:x2="8.699cm" svg:y2="9.505cm" draw:start-shape="id27" draw:start-glue-point="2" draw:end-shape="id28" draw:end-glue-point="4" svg:d="M8693 9220v143h6v142" svg:viewBox="0 0 7 286">
          <text:p/>
        </draw:connector>
        <draw:custom-shape draw:style-name="gr16" draw:text-style-name="P6" xml:id="id32" draw:id="id32" draw:layer="layout" svg:width="3.955cm" svg:height="2.504cm" svg:x="6.714cm" svg:y="15.571cm">
          <text:p text:style-name="P5"><text:span text:style-name="T3">Клавиша нажата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7" draw:text-style-name="P5" draw:layer="layout" svg:x1="15.37cm" svg:y1="19.634cm" svg:x2="15.374cm" svg:y2="20.65cm" draw:start-shape="id29" draw:start-glue-point="6" draw:end-shape="id30" draw:end-glue-point="0" svg:d="M15370 19634v1542h4v-526" svg:viewBox="0 0 5 1543">
          <text:p/>
        </draw:connector>
        <draw:connector draw:style-name="gr17" draw:text-style-name="P5" xml:id="id43" draw:id="id43" draw:layer="layout" svg:x1="8.699cm" svg:y1="12.057cm" svg:x2="8.697cm" svg:y2="12.809cm" draw:start-shape="id28" draw:start-glue-point="6" draw:end-shape="id31" draw:end-glue-point="4" svg:d="M8699 12057v377h-2v375" svg:viewBox="0 0 3 753">
          <text:p/>
        </draw:connector>
        <draw:connector draw:style-name="gr17" draw:text-style-name="P5" draw:layer="layout" svg:x1="8.697cm" svg:y1="15.313cm" svg:x2="8.692cm" svg:y2="15.571cm" draw:start-shape="id31" draw:start-glue-point="6" draw:end-shape="id32" draw:end-glue-point="4" svg:d="M8697 15313v130h-5v128" svg:viewBox="0 0 6 259">
          <text:p/>
        </draw:connector>
        <draw:connector draw:style-name="gr17" draw:text-style-name="P5" draw:layer="layout" draw:line-skew="0cm 0.211cm" svg:x1="10.669cm" svg:y1="16.823cm" svg:x2="15.37cm" svg:y2="17.13cm" draw:start-shape="id32" draw:start-glue-point="7" draw:end-shape="id29" draw:end-glue-point="4" svg:d="M10669 16823h1361v-8h3340v315" svg:viewBox="0 0 4702 316">
          <text:p/>
        </draw:connector>
        <draw:frame draw:style-name="gr18" draw:text-style-name="P2" draw:layer="layout" svg:width="2.667cm" svg:height="0.839cm" svg:x="17.329cm" svg:y="1.777cm">
          <draw:text-box>
            <text:p text:style-name="P1"><text:span text:style-name="T1">Лист 1</text:span></text:p>
          </draw:text-box>
        </draw:frame>
        <draw:custom-shape draw:style-name="gr19" draw:text-style-name="P16" xml:id="id33" draw:id="id33" draw:layer="layout" svg:width="0.635cm" svg:height="0.635cm" svg:x="8.366cm" svg:y="25.73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>
          <draw:line draw:style-name="gr15" draw:text-style-name="P15" draw:layer="layout" svg:x1="9.05cm" svg:y1="26.005cm" svg:x2="11.971cm" svg:y2="26.005cm">
            <text:p/>
          </draw:line>
          <draw:line draw:style-name="gr15" draw:text-style-name="P15" draw:layer="layout" svg:x1="11.971cm" svg:y1="25.37cm" svg:x2="11.971cm" svg:y2="26.64cm">
            <text:p/>
          </draw:line>
          <draw:line draw:style-name="gr15" draw:text-style-name="P15" draw:layer="layout" svg:x1="11.971cm" svg:y1="25.37cm" svg:x2="12.352cm" svg:y2="25.37cm">
            <text:p/>
          </draw:line>
          <draw:line draw:style-name="gr15" draw:text-style-name="P15" draw:layer="layout" svg:x1="11.972cm" svg:y1="26.67cm" svg:x2="12.353cm" svg:y2="26.67cm">
            <text:p/>
          </draw:line>
        </draw:g>
        <draw:frame draw:style-name="gr20" draw:text-style-name="P12" draw:layer="layout" svg:width="2.921cm" svg:height="0.945cm" svg:x="12.276cm" svg:y="25.674cm">
          <draw:text-box>
            <text:p text:style-name="P17"><text:span text:style-name="T3">На лист 2</text:span></text:p>
          </draw:text-box>
        </draw:frame>
        <draw:connector draw:style-name="gr17" draw:text-style-name="P5" xml:id="id36" draw:id="id36" draw:layer="layout" draw:line-skew="2.557cm" svg:x1="8.692cm" svg:y1="18.075cm" svg:x2="8.684cm" svg:y2="25.73cm" draw:start-shape="id32" draw:start-glue-point="6" draw:end-shape="id33" draw:end-glue-point="4" svg:d="M8692 18075v6385h-8v1270" svg:viewBox="0 0 9 7656">
          <text:p/>
        </draw:connector>
        <draw:g>
          <draw:g xml:id="id35" draw:id="id35">
            <draw:glue-point draw:id="4" svg:x="-3.787cm" svg:y="4.769cm"/>
            <draw:glue-point draw:id="5" svg:x="-1.363cm" svg:y="4.769cm"/>
            <draw:glue-point draw:id="6" svg:x="1.363cm" svg:y="4.769cm"/>
            <draw:glue-point draw:id="7" svg:x="3.787cm" svg:y="4.769cm"/>
            <draw:g>
              <draw:polyline draw:style-name="gr21" draw:text-style-name="P11" xml:id="id30" draw:id="id30" draw:layer="layout" svg:width="6.33cm" svg:height="0cm" svg:x="12.209cm" svg:y="20.65cm" svg:viewBox="0 0 6331 0" draw:points="0,0 2013,0 3156,0 4172,0 6331,0">
                <draw:glue-point draw:id="4" svg:x="-2.127cm" svg:y="0cm"/>
                <draw:glue-point draw:id="5" svg:x="1.683cm" svg:y="0cm"/>
                <text:p/>
              </draw:polyline>
              <draw:frame draw:style-name="gr22" draw:text-style-name="P19" draw:layer="layout" svg:width="1.397cm" svg:height="0.683cm" svg:x="17.909cm" svg:y="20.893cm">
                <draw:text-box>
                  <text:p text:style-name="P18"><text:span text:style-name="T5">ESC</text:span></text:p>
                </draw:text-box>
              </draw:frame>
              <draw:frame draw:style-name="gr23" draw:text-style-name="P19" draw:layer="layout" svg:width="1.27cm" svg:height="0.683cm" svg:x="15.886cm" svg:y="20.874cm">
                <draw:text-box>
                  <text:p text:style-name="P18"><text:span text:style-name="T5">TAB</text:span></text:p>
                </draw:text-box>
              </draw:frame>
              <draw:frame draw:style-name="gr24" draw:text-style-name="P19" draw:layer="layout" svg:width="0.735cm" svg:height="0.683cm" svg:x="11.848cm" svg:y="20.851cm">
                <draw:text-box draw:corner-radius="0.608cm">
                  <text:p text:style-name="P18"><text:span text:style-name="T5">G</text:span></text:p>
                </draw:text-box>
              </draw:frame>
              <draw:frame draw:style-name="gr23" draw:text-style-name="P19" xml:id="id34" draw:id="id34" draw:layer="layout" svg:width="0.889cm" svg:height="0.683cm" svg:x="13.646cm" svg:y="20.864cm">
                <draw:text-box>
                  <text:p text:style-name="P18"><text:span text:style-name="T5">S</text:span></text:p>
                </draw:text-box>
              </draw:frame>
              <draw:connector draw:style-name="gr17" draw:text-style-name="P5" draw:layer="layout" svg:x1="14.09cm" svg:y1="20.864cm" svg:x2="14.09cm" svg:y2="20.864cm" draw:start-shape="id34" draw:start-glue-point="0" draw:end-shape="id34" draw:end-glue-point="0" svg:d="M14090 20864z" svg:viewBox="0 0 1 1">
                <text:p/>
              </draw:connector>
              <draw:line draw:style-name="gr21" draw:text-style-name="P11" draw:layer="layout" svg:x1="12.221cm" svg:y1="20.65cm" svg:x2="12.221cm" svg:y2="21.031cm">
                <text:p/>
              </draw:line>
              <draw:line draw:style-name="gr21" draw:text-style-name="P11" draw:layer="layout" svg:x1="14.027cm" svg:y1="20.65cm" svg:x2="14.027cm" svg:y2="21.031cm">
                <text:p/>
              </draw:line>
              <draw:line draw:style-name="gr21" draw:text-style-name="P11" draw:layer="layout" svg:x1="16.44cm" svg:y1="20.65cm" svg:x2="16.44cm" svg:y2="21.031cm">
                <text:p/>
              </draw:line>
              <draw:line draw:style-name="gr21" draw:text-style-name="P11" draw:layer="layout" svg:x1="18.527cm" svg:y1="20.65cm" svg:x2="18.527cm" svg:y2="21.031cm">
                <text:p/>
              </draw:line>
            </draw:g>
            <draw:custom-shape draw:style-name="gr25" draw:text-style-name="P20" draw:layer="layout" svg:width="1.905cm" svg:height="1.27cm" svg:x="13.265cm" svg:y="21.72cm">
              <text:p text:style-name="P5"><text:span text:style-name="T6">flagAction =</text:span></text:p>
              <text:p text:style-name="P5"><text:span text:style-name="T6">SOLVE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5" draw:text-style-name="P20" draw:layer="layout" svg:width="1.905cm" svg:height="1.27cm" svg:x="15.678cm" svg:y="21.704cm">
              <text:p text:style-name="P5"><text:span text:style-name="T6">flagAction =</text:span></text:p>
              <text:p text:style-name="P5"><text:span text:style-name="T6">STOP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5" draw:text-style-name="P20" draw:layer="layout" svg:width="1.905cm" svg:height="1.27cm" svg:x="17.71cm" svg:y="21.704cm">
              <text:p text:style-name="P5"><text:span text:style-name="T6">flagAction =</text:span></text:p>
              <text:p text:style-name="P5"><text:span text:style-name="T6">NOTHING</text:span></text:p>
              <text:p text:style-name="P5"><text:span text:style-name="T6">quit = 1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5" draw:text-style-name="P21" draw:layer="layout" svg:width="1.905cm" svg:height="1.27cm" svg:x="11.233cm" svg:y="21.717cm">
              <text:p text:style-name="P5"><text:span text:style-name="T6">flagAction =</text:span></text:p>
              <text:p text:style-name="P5"><text:span text:style-name="T6">GENERATE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line draw:style-name="gr21" draw:text-style-name="P11" draw:layer="layout" svg:x1="12.249cm" svg:y1="21.324cm" svg:x2="12.249cm" svg:y2="21.705cm">
              <text:p/>
            </draw:line>
            <draw:line draw:style-name="gr21" draw:text-style-name="P11" draw:layer="layout" svg:x1="14.021cm" svg:y1="21.325cm" svg:x2="14.021cm" svg:y2="21.706cm">
              <text:p/>
            </draw:line>
            <draw:line draw:style-name="gr21" draw:text-style-name="P11" draw:layer="layout" svg:x1="16.449cm" svg:y1="21.325cm" svg:x2="16.449cm" svg:y2="21.706cm">
              <text:p/>
            </draw:line>
            <draw:line draw:style-name="gr21" draw:text-style-name="P11" draw:layer="layout" svg:x1="18.535cm" svg:y1="21.325cm" svg:x2="18.535cm" svg:y2="21.706cm">
              <text:p/>
            </draw:line>
          </draw:g>
          <draw:connector draw:style-name="gr17" draw:text-style-name="P5" xml:id="id37" draw:id="id37" draw:layer="layout" svg:x1="12.25cm" svg:y1="22.935cm" svg:x2="8.688cm" svg:y2="24.46cm" draw:start-shape="id35" draw:start-glue-point="4" draw:end-shape="id36" draw:end-glue-point="0" svg:d="M12250 22935v1525h-3562" svg:viewBox="0 0 3563 1526">
            <text:p/>
          </draw:connector>
          <draw:connector draw:style-name="gr17" draw:text-style-name="P5" xml:id="id38" draw:id="id38" draw:layer="layout" svg:x1="14.282cm" svg:y1="22.935cm" svg:x2="12.25cm" svg:y2="24.46cm" draw:start-shape="id35" draw:start-glue-point="5" draw:end-shape="id37" draw:end-glue-point="0" svg:d="M14282 22935v1525h-2032" svg:viewBox="0 0 2033 1526">
            <text:p/>
          </draw:connector>
          <draw:connector draw:style-name="gr17" draw:text-style-name="P5" xml:id="id39" draw:id="id39" draw:layer="layout" svg:x1="16.566cm" svg:y1="22.935cm" svg:x2="14.282cm" svg:y2="24.46cm" draw:start-shape="id35" draw:start-glue-point="6" draw:end-shape="id38" draw:end-glue-point="0" svg:d="M16566 22935v1525h-2284" svg:viewBox="0 0 2285 1526">
            <text:p/>
          </draw:connector>
          <draw:connector draw:style-name="gr17" draw:text-style-name="P5" draw:layer="layout" svg:x1="18.598cm" svg:y1="22.935cm" svg:x2="16.566cm" svg:y2="24.46cm" draw:start-shape="id35" draw:start-glue-point="7" draw:end-shape="id39" draw:end-glue-point="0" svg:d="M18598 22935v1525h-2032" svg:viewBox="0 0 2033 1526">
            <text:p/>
          </draw:connector>
        </draw:g>
        <draw:frame draw:style-name="gr10" draw:text-style-name="P12" draw:layer="layout" svg:width="0.934cm" svg:height="0.645cm" svg:x="8.593cm" svg:y="15.079cm">
          <draw:text-box>
            <text:p><text:span text:style-name="T3">Да</text:span></text:p>
          </draw:text-box>
        </draw:frame>
        <draw:frame draw:style-name="gr10" draw:text-style-name="P12" draw:layer="layout" svg:width="0.934cm" svg:height="0.645cm" svg:x="10.598cm" svg:y="16.205cm">
          <draw:text-box>
            <text:p><text:span text:style-name="T3">Да</text:span></text:p>
          </draw:text-box>
        </draw:frame>
        <draw:custom-shape draw:style-name="gr13" draw:text-style-name="P10" xml:id="id40" draw:id="id40" draw:layer="layout" svg:width="3.81cm" svg:height="2.54cm" svg:x="11.882cm" svg:y="12.796cm">
          <text:p text:style-name="P5"><text:span text:style-name="T3">Освободить стэк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7" draw:text-style-name="P5" draw:layer="layout" svg:x1="10.674cm" svg:y1="14.061cm" svg:x2="11.882cm" svg:y2="14.066cm" draw:start-shape="id31" draw:start-glue-point="7" draw:end-shape="id40" draw:end-glue-point="3" svg:d="M10674 14061h604v5h604" svg:viewBox="0 0 1209 6">
          <text:p/>
        </draw:connector>
        <draw:frame draw:style-name="gr10" draw:text-style-name="P12" draw:layer="layout" svg:width="1.099cm" svg:height="0.645cm" svg:x="10.725cm" svg:y="13.401cm">
          <draw:text-box>
            <text:p><text:span text:style-name="T3">Нет</text:span></text:p>
          </draw:text-box>
        </draw:frame>
        <draw:custom-shape draw:style-name="gr11" draw:text-style-name="P4" xml:id="id41" draw:id="id41" draw:layer="layout" svg:width="3.81cm" svg:height="1.397cm" svg:x="16.278cm" svg:y="13.369cm">
          <text:p text:style-name="P3"><text:span text:style-name="T2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7" draw:text-style-name="P5" draw:layer="layout" svg:x1="15.692cm" svg:y1="14.066cm" svg:x2="16.278cm" svg:y2="14.068cm" draw:start-shape="id40" draw:start-glue-point="1" draw:end-shape="id41" draw:end-glue-point="5" svg:d="M15692 14066h294v2h292" svg:viewBox="0 0 587 3">
          <text:p/>
        </draw:connector>
        <draw:frame draw:style-name="gr10" draw:text-style-name="P12" draw:layer="layout" svg:width="1.099cm" svg:height="0.645cm" svg:x="8.626cm" svg:y="18.002cm">
          <draw:text-box>
            <text:p><text:span text:style-name="T3">Нет</text:span></text:p>
          </draw:text-box>
        </draw:frame>
        <draw:frame draw:style-name="gr26" draw:text-style-name="P2" draw:layer="layout" svg:width="13.716cm" svg:height="4.517cm" svg:x="0.946cm" svg:y="1.092cm">
          <draw:text-box>
            <text:p text:style-name="P1"><text:span text:style-name="T1">3.3 Схема алгоритма основной программы</text:span></text:p>
          </draw:text-box>
        </draw:frame>
        <draw:frame draw:style-name="gr27" draw:text-style-name="P2" draw:layer="layout" svg:width="13.589cm" svg:height="1.016cm" svg:x="4.937cm" svg:y="27.289cm">
          <draw:text-box>
            <text:p text:style-name="P1"><text:span text:style-name="T1">Рисунок 3 – cхема алгоритма основной программы.</text:span></text:p>
          </draw:text-box>
        </draw:frame>
        <draw:custom-shape draw:style-name="gr28" draw:text-style-name="P16" draw:layer="layout" svg:width="0.635cm" svg:height="0.635cm" svg:x="8.366cm" svg:y="25.73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8" draw:text-style-name="P16" draw:layer="layout" svg:width="0.635cm" svg:height="0.635cm" svg:x="1.366cm" svg:y="18.73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>
          <draw:line draw:style-name="gr15" draw:text-style-name="P15" draw:layer="layout" svg:x1="2.05cm" svg:y1="19.005cm" svg:x2="4.971cm" svg:y2="19.005cm">
            <text:p/>
          </draw:line>
          <draw:line draw:style-name="gr15" draw:text-style-name="P15" draw:layer="layout" svg:x1="4.971cm" svg:y1="18.37cm" svg:x2="4.971cm" svg:y2="19.64cm">
            <text:p/>
          </draw:line>
          <draw:line draw:style-name="gr15" draw:text-style-name="P15" draw:layer="layout" svg:x1="4.971cm" svg:y1="18.37cm" svg:x2="5.352cm" svg:y2="18.37cm">
            <text:p/>
          </draw:line>
          <draw:line draw:style-name="gr15" draw:text-style-name="P15" draw:layer="layout" svg:x1="4.972cm" svg:y1="19.67cm" svg:x2="5.353cm" svg:y2="19.67cm">
            <text:p/>
          </draw:line>
        </draw:g>
        <draw:custom-shape draw:style-name="gr28" draw:text-style-name="P16" xml:id="id42" draw:id="id42" draw:layer="layout" svg:width="0.635cm" svg:height="0.635cm" svg:x="1.366cm" svg:y="18.73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20" draw:text-style-name="P12" draw:layer="layout" svg:width="2.921cm" svg:height="0.945cm" svg:x="5.01cm" svg:y="18.745cm">
          <draw:text-box>
            <text:p text:style-name="P17"><text:span text:style-name="T3">Из листа 3</text:span></text:p>
          </draw:text-box>
        </draw:frame>
        <draw:connector draw:style-name="gr8" draw:text-style-name="P11" draw:layer="layout" svg:x1="1.684cm" svg:y1="18.73cm" svg:x2="8.698cm" svg:y2="12.434cm" draw:start-shape="id42" draw:start-glue-point="4" draw:end-shape="id43" draw:end-glue-point="0" svg:d="M1684 18730v-6296h7014" svg:viewBox="0 0 7015 6297">
          <text:p/>
        </draw:connector>
      </draw:page>
      <draw:page draw:name="page4" draw:style-name="dp1" draw:master-page-name="Default">
        <draw:g>
          <draw:g>
            <draw:line draw:style-name="gr29" draw:text-style-name="P15" draw:layer="layout" svg:x1="11.13cm" svg:y1="1.225cm" svg:x2="14.051cm" svg:y2="1.225cm">
              <text:p/>
            </draw:line>
            <draw:line draw:style-name="gr29" draw:text-style-name="P15" draw:layer="layout" svg:x1="14.051cm" svg:y1="0.59cm" svg:x2="14.051cm" svg:y2="1.86cm">
              <text:p/>
            </draw:line>
            <draw:line draw:style-name="gr29" draw:text-style-name="P15" draw:layer="layout" svg:x1="14.051cm" svg:y1="0.59cm" svg:x2="14.432cm" svg:y2="0.59cm">
              <text:p/>
            </draw:line>
            <draw:line draw:style-name="gr29" draw:text-style-name="P15" draw:layer="layout" svg:x1="14.052cm" svg:y1="1.89cm" svg:x2="14.433cm" svg:y2="1.89cm">
              <text:p/>
            </draw:line>
          </draw:g>
        </draw:g>
        <draw:custom-shape draw:style-name="gr30" draw:text-style-name="P16" xml:id="id44" draw:id="id44" draw:layer="layout" svg:width="0.635cm" svg:height="0.635cm" svg:x="10.466cm" svg:y="0.93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1" draw:text-style-name="P12" draw:layer="layout" svg:width="2.921cm" svg:height="0.945cm" svg:x="14.377cm" svg:y="0.875cm">
          <draw:text-box>
            <text:p text:style-name="P17"><text:span text:style-name="T3">Из листа 1</text:span></text:p>
          </draw:text-box>
        </draw:frame>
        <draw:frame draw:style-name="gr32" draw:text-style-name="P2" draw:layer="layout" svg:width="2.667cm" svg:height="1.143cm" svg:x="17.776cm" svg:y="0.728cm">
          <draw:text-box>
            <text:p text:style-name="P1"><text:span text:style-name="T1">Лист 2</text:span></text:p>
          </draw:text-box>
        </draw:frame>
        <draw:custom-shape draw:style-name="gr33" draw:text-style-name="P6" xml:id="id45" draw:id="id45" draw:layer="layout" svg:width="3.955cm" svg:height="2.504cm" svg:x="8.8cm" svg:y="2.086cm">
          <text:p text:style-name="P13">flagAction <text:line-break/>== <text:line-break/>GENERAT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3" draw:text-style-name="P6" xml:id="id46" draw:id="id46" draw:layer="layout" svg:width="3.955cm" svg:height="2.504cm" svg:x="14.093cm" svg:y="6.364cm">
          <text:p text:style-name="P13">!flagGeneratorData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4" draw:text-style-name="P9" xml:id="id47" draw:id="id47" draw:layer="layout" svg:width="3.81cm" svg:height="2.54cm" svg:x="16.319cm" svg:y="9.285cm">
          <text:p text:style-name="P8"><text:span text:style-name="T3">Инициализация </text:span><text:span text:style-name="T3"><text:line-break/></text:span><text:span text:style-name="T3">данных для </text:span></text:p>
          <text:p text:style-name="P8"><text:span text:style-name="T3">генерации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5" draw:text-style-name="P9" xml:id="id48" draw:id="id48" draw:layer="layout" svg:width="3.81cm" svg:height="2.54cm" svg:x="16.316cm" svg:y="12.373cm">
          <text:p text:style-name="P8"><text:span text:style-name="T3">flagGeneratorData = 1</text:span></text:p>
          <text:p text:style-name="P8"><text:span text:style-name="T3">flagGenerated = 0</text:span></text:p>
          <text:p text:style-name="P8"><text:span text:style-name="T3">flagSolved = 0</text:span></text:p>
          <text:p text:style-name="P8"><text:span text:style-name="T3">flagSolverData =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6" xml:id="id49" draw:id="id49" draw:layer="layout" svg:width="3.955cm" svg:height="2.504cm" svg:x="14.074cm" svg:y="15.917cm">
          <text:p text:style-name="P13">Eсть <text:line-break/>непосещенные<text:line-break/>клетки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4" draw:text-style-name="P7" xml:id="id50" draw:id="id50" draw:layer="layout" svg:width="3.81cm" svg:height="2.54cm" svg:x="16.34cm" svg:y="18.791cm">
          <text:p text:style-name="P5"><text:span text:style-name="T4">d = generateStep(d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6" draw:text-style-name="P5" draw:layer="layout" svg:x1="10.784cm" svg:y1="1.565cm" svg:x2="10.778cm" svg:y2="2.086cm" draw:start-shape="id44" draw:start-glue-point="8" draw:end-shape="id45" draw:end-glue-point="4" svg:d="M10784 1565v261h-6v260" svg:viewBox="0 0 7 522">
          <text:p/>
        </draw:connector>
        <draw:connector draw:style-name="gr36" draw:text-style-name="P5" draw:layer="layout" svg:x1="12.755cm" svg:y1="3.338cm" svg:x2="16.071cm" svg:y2="6.364cm" draw:start-shape="id45" draw:start-glue-point="7" draw:end-shape="id46" draw:end-glue-point="4" svg:d="M12755 3338h3316v3026" svg:viewBox="0 0 3317 3027">
          <text:p/>
        </draw:connector>
        <draw:connector draw:style-name="gr36" draw:text-style-name="P5" draw:layer="layout" svg:x1="18.048cm" svg:y1="7.616cm" svg:x2="18.224cm" svg:y2="9.285cm" draw:start-shape="id46" draw:start-glue-point="7" draw:end-shape="id47" draw:end-glue-point="0" svg:d="M18048 7616h176v1669" svg:viewBox="0 0 177 1670">
          <text:p/>
        </draw:connector>
        <draw:connector draw:style-name="gr36" draw:text-style-name="P5" draw:layer="layout" svg:x1="18.224cm" svg:y1="11.825cm" svg:x2="18.221cm" svg:y2="12.373cm" draw:start-shape="id47" draw:start-glue-point="2" draw:end-shape="id48" draw:end-glue-point="4" svg:d="M18224 11825v275h-3v273" svg:viewBox="0 0 4 549">
          <text:p/>
        </draw:connector>
        <draw:connector draw:style-name="gr36" draw:text-style-name="P5" draw:layer="layout" svg:x1="18.221cm" svg:y1="14.913cm" svg:x2="16.052cm" svg:y2="15.917cm" draw:start-shape="id48" draw:start-glue-point="6" draw:end-shape="id49" draw:end-glue-point="4" svg:d="M18221 14913v503h-2169v501" svg:viewBox="0 0 2170 1005">
          <text:p/>
        </draw:connector>
        <draw:connector draw:style-name="gr36" draw:text-style-name="P5" draw:layer="layout" svg:x1="16.071cm" svg:y1="8.868cm" svg:x2="16.052cm" svg:y2="15.917cm" draw:start-shape="id46" draw:start-glue-point="6" draw:end-shape="id49" draw:end-glue-point="4" svg:d="M16071 8868v3525h-19v3524" svg:viewBox="0 0 20 7050">
          <text:p/>
        </draw:connector>
        <draw:connector draw:style-name="gr36" draw:text-style-name="P5" draw:layer="layout" svg:x1="18.029cm" svg:y1="17.169cm" svg:x2="18.245cm" svg:y2="18.791cm" draw:start-shape="id49" draw:start-glue-point="7" draw:end-shape="id50" draw:end-glue-point="0" svg:d="M18029 17169h216v1622" svg:viewBox="0 0 217 1623">
          <text:p/>
        </draw:connector>
        <draw:custom-shape draw:style-name="gr35" draw:text-style-name="P9" xml:id="id51" draw:id="id51" draw:layer="layout" svg:width="3.81cm" svg:height="2.54cm" svg:x="11.979cm" svg:y="18.791cm">
          <text:p text:style-name="P8"><text:span text:style-name="T3">flagGeneratorData = 0</text:span></text:p>
          <text:p text:style-name="P8"><text:span text:style-name="T3">flagGenerated = 1</text:span></text:p>
          <text:p text:style-name="P8"><text:span text:style-name="T3">flagAction = NOTHING;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6" draw:text-style-name="P5" draw:layer="layout" svg:x1="14.074cm" svg:y1="17.169cm" svg:x2="13.884cm" svg:y2="18.791cm" draw:start-shape="id49" draw:start-glue-point="5" draw:end-shape="id51" draw:end-glue-point="4" svg:d="M14074 17169h-190v1622" svg:viewBox="0 0 191 1623">
          <text:p/>
        </draw:connector>
        <draw:frame draw:style-name="gr37" draw:text-style-name="P12" draw:layer="layout" svg:width="0.934cm" svg:height="0.645cm" svg:x="17.883cm" svg:y="16.632cm">
          <draw:text-box>
            <text:p><text:span text:style-name="T3">Да</text:span></text:p>
          </draw:text-box>
        </draw:frame>
        <draw:frame draw:style-name="gr37" draw:text-style-name="P12" draw:layer="layout" svg:width="1.114cm" svg:height="0.645cm" svg:x="15.032cm" svg:y="8.788cm">
          <draw:text-box>
            <text:p><text:span text:style-name="T3">Нет</text:span></text:p>
          </draw:text-box>
        </draw:frame>
        <draw:frame draw:style-name="gr37" draw:text-style-name="P12" draw:layer="layout" svg:width="0.934cm" svg:height="0.645cm" svg:x="17.883cm" svg:y="7.047cm">
          <draw:text-box>
            <text:p><text:span text:style-name="T3">Да</text:span></text:p>
          </draw:text-box>
        </draw:frame>
        <draw:frame draw:style-name="gr37" draw:text-style-name="P12" draw:layer="layout" svg:width="0.934cm" svg:height="0.645cm" svg:x="12.583cm" svg:y="2.748cm">
          <draw:text-box>
            <text:p><text:span text:style-name="T3">Да</text:span></text:p>
          </draw:text-box>
        </draw:frame>
        <draw:frame draw:style-name="gr37" draw:text-style-name="P12" draw:layer="layout" svg:width="1.114cm" svg:height="0.645cm" svg:x="13.332cm" svg:y="16.589cm">
          <draw:text-box>
            <text:p><text:span text:style-name="T3">Нет</text:span></text:p>
          </draw:text-box>
        </draw:frame>
        <draw:custom-shape draw:style-name="gr33" draw:text-style-name="P6" xml:id="id52" draw:id="id52" draw:layer="layout" svg:width="3.955cm" svg:height="2.504cm" svg:x="3.467cm" svg:y="3.486cm">
          <text:p text:style-name="P13">flagAction <text:line-break/>== <text:line-break/>SOLVE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33" draw:text-style-name="P6" xml:id="id53" draw:id="id53" draw:layer="layout" svg:width="3.955cm" svg:height="2.504cm" svg:x="3.507cm" svg:y="6.334cm">
          <text:p text:style-name="P13">!flagSolverData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36" draw:text-style-name="P5" draw:layer="layout" draw:line-skew="0cm 0.371cm" svg:x1="8.8cm" svg:y1="3.338cm" svg:x2="5.445cm" svg:y2="3.486cm" draw:start-shape="id45" draw:start-glue-point="5" draw:end-shape="id52" draw:end-glue-point="4" svg:d="M8800 3338h-689v-7h-2666v155" svg:viewBox="0 0 3356 156">
          <text:p/>
        </draw:connector>
        <draw:connector draw:style-name="gr36" draw:text-style-name="P5" draw:layer="layout" svg:x1="5.445cm" svg:y1="5.99cm" svg:x2="5.485cm" svg:y2="6.334cm" draw:start-shape="id52" draw:start-glue-point="6" draw:end-shape="id53" draw:end-glue-point="4" svg:d="M5445 5990v173h40v171" svg:viewBox="0 0 41 345">
          <text:p/>
        </draw:connector>
        <draw:custom-shape draw:style-name="gr38" draw:text-style-name="P9" xml:id="id54" draw:id="id54" draw:layer="layout" svg:width="3.81cm" svg:height="2.54cm" svg:x="1.22cm" svg:y="9.286cm">
          <text:p text:style-name="P8"><text:span text:style-name="T3">Инициализация </text:span><text:span text:style-name="T3"><text:line-break/></text:span><text:span text:style-name="T3">данных для </text:span></text:p>
          <text:p text:style-name="P8"><text:span text:style-name="T3">генерации</text:span>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ustom-shape draw:style-name="gr35" draw:text-style-name="P9" xml:id="id55" draw:id="id55" draw:layer="layout" svg:width="3.81cm" svg:height="2.54cm" svg:x="1.22cm" svg:y="12.334cm">
          <text:p text:style-name="P8"><text:span text:style-name="T3">flagSolverData = 0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3" draw:text-style-name="P6" xml:id="id56" draw:id="id56" draw:layer="layout" svg:width="3.955cm" svg:height="2.504cm" svg:x="3.515cm" svg:y="15.338cm">
          <text:p text:style-name="P13"/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line draw:style-name="gr39" draw:text-style-name="P11" draw:layer="layout" svg:x1="6.153cm" svg:y1="15.837cm" svg:x2="8.312cm" svg:y2="13.17cm">
          <text:p/>
        </draw:line>
        <draw:line draw:style-name="gr39" draw:text-style-name="P11" draw:layer="layout" svg:x1="8.312cm" svg:y1="11.927cm" svg:x2="8.312cm" svg:y2="14.594cm">
          <text:p/>
        </draw:line>
        <draw:line draw:style-name="gr39" draw:text-style-name="P11" draw:layer="layout" svg:x1="8.693cm" svg:y1="14.594cm" svg:x2="8.312cm" svg:y2="14.594cm">
          <text:p/>
        </draw:line>
        <draw:line draw:style-name="gr39" draw:text-style-name="P11" draw:layer="layout" svg:x1="8.693cm" svg:y1="11.927cm" svg:x2="8.312cm" svg:y2="11.927cm">
          <text:p/>
        </draw:line>
        <draw:frame draw:style-name="gr40" draw:text-style-name="P22" draw:layer="layout" svg:width="5.154cm" svg:height="2.221cm" svg:x="8.566cm" svg:y="12.019cm">
          <draw:text-box>
            <text:p text:style-name="P5"><text:span text:style-name="T3">(d.startPoint.x != d.exitPoint.x</text:span></text:p>
            <text:p text:style-name="P5"><text:span text:style-name="T3">or</text:span></text:p>
            <text:p text:style-name="P5"><text:span text:style-name="T3"><text:s/></text:span><text:span text:style-name="T3">d.startPoint.y != d.exitPoint.y)</text:span></text:p>
            <text:p text:style-name="P5"><text:span text:style-name="T3">and</text:span></text:p>
            <text:p text:style-name="P5"><text:span text:style-name="T3"><text:s/></text:span><text:span text:style-name="T3">d.error != 1</text:span></text:p>
          </draw:text-box>
        </draw:frame>
        <draw:custom-shape draw:style-name="gr34" draw:text-style-name="P7" xml:id="id57" draw:id="id57" draw:layer="layout" svg:width="3.81cm" svg:height="2.54cm" svg:x="1.141cm" svg:y="18.092cm">
          <text:p text:style-name="P5"><text:span text:style-name="T4">d = seekStep(d)</text:span>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ustom-shape draw:style-name="gr33" draw:text-style-name="P6" xml:id="id58" draw:id="id58" draw:layer="layout" svg:width="3.955cm" svg:height="2.504cm" svg:x="5.718cm" svg:y="18.15cm">
          <text:p text:style-name="P13">d.error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35" draw:text-style-name="P9" xml:id="id59" draw:id="id59" draw:layer="layout" svg:width="3.81cm" svg:height="2.54cm" svg:x="3.48cm" svg:y="21.792cm">
          <text:p text:style-name="P8"><text:span text:style-name="T3">flagGeneratorData = 0</text:span></text:p>
          <text:p text:style-name="P8"><text:span text:style-name="T3">flagGenerated = 1</text:span></text:p>
          <text:p text:style-name="P8"><text:span text:style-name="T3">flagAction = NOTHING;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6" draw:text-style-name="P5" draw:layer="layout" svg:x1="3.507cm" svg:y1="7.586cm" svg:x2="3.125cm" svg:y2="9.286cm" draw:start-shape="id53" draw:start-glue-point="5" draw:end-shape="id54" draw:end-glue-point="0" svg:d="M3507 7586h-382v1700" svg:viewBox="0 0 383 1701">
          <text:p/>
        </draw:connector>
        <draw:connector draw:style-name="gr36" draw:text-style-name="P5" draw:layer="layout" svg:x1="3.125cm" svg:y1="11.826cm" svg:x2="3.125cm" svg:y2="12.334cm" draw:start-shape="id54" draw:start-glue-point="2" draw:end-shape="id55" draw:end-glue-point="4" svg:d="M3125 11826v508" svg:viewBox="0 0 1 509">
          <text:p/>
        </draw:connector>
        <draw:connector draw:style-name="gr36" draw:text-style-name="P5" draw:layer="layout" svg:x1="3.125cm" svg:y1="14.874cm" svg:x2="5.493cm" svg:y2="15.338cm" draw:start-shape="id55" draw:start-glue-point="6" draw:end-shape="id56" draw:end-glue-point="4" svg:d="M3125 14874v233h2368v231" svg:viewBox="0 0 2369 465">
          <text:p/>
        </draw:connector>
        <draw:connector draw:style-name="gr36" draw:text-style-name="P5" draw:layer="layout" svg:x1="5.485cm" svg:y1="8.838cm" svg:x2="5.493cm" svg:y2="15.338cm" draw:start-shape="id53" draw:start-glue-point="6" draw:end-shape="id56" draw:end-glue-point="4" svg:d="M5485 8838v3251h8v3249" svg:viewBox="0 0 9 6501">
          <text:p/>
        </draw:connector>
        <draw:connector draw:style-name="gr36" draw:text-style-name="P5" draw:layer="layout" svg:x1="3.515cm" svg:y1="16.59cm" svg:x2="3.046cm" svg:y2="18.092cm" draw:start-shape="id56" draw:start-glue-point="5" draw:end-shape="id57" draw:end-glue-point="0" svg:d="M3515 16590h-469v1502" svg:viewBox="0 0 470 1503">
          <text:p/>
        </draw:connector>
        <draw:connector draw:style-name="gr36" draw:text-style-name="P5" draw:layer="layout" svg:x1="7.47cm" svg:y1="16.59cm" svg:x2="7.696cm" svg:y2="18.15cm" draw:start-shape="id56" draw:start-glue-point="7" draw:end-shape="id58" draw:end-glue-point="4" svg:d="M7470 16590h226v1560" svg:viewBox="0 0 227 1561">
          <text:p/>
        </draw:connector>
        <draw:connector draw:style-name="gr36" draw:text-style-name="P5" draw:layer="layout" svg:x1="7.696cm" svg:y1="20.654cm" svg:x2="5.385cm" svg:y2="21.792cm" draw:start-shape="id58" draw:start-glue-point="6" draw:end-shape="id59" draw:end-glue-point="4" svg:d="M7696 20654v570h-2311v568" svg:viewBox="0 0 2312 1139">
          <text:p/>
        </draw:connector>
        <draw:custom-shape draw:style-name="gr35" draw:text-style-name="P10" xml:id="id60" draw:id="id60" draw:layer="layout" svg:width="3.81cm" svg:height="2.54cm" svg:x="7.761cm" svg:y="21.798cm">
          <text:p text:style-name="P5"><text:span text:style-name="T3">quit = 1 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6" draw:text-style-name="P5" draw:layer="layout" draw:line-skew="0.043cm" svg:x1="9.673cm" svg:y1="19.402cm" svg:x2="9.666cm" svg:y2="21.798cm" draw:start-shape="id58" draw:start-glue-point="7" draw:end-shape="id60" draw:end-glue-point="4" svg:d="M9673 19402h569v1825h-576v571" svg:viewBox="0 0 577 2397">
          <text:p/>
        </draw:connector>
        <draw:custom-shape draw:style-name="gr41" draw:text-style-name="P10" xml:id="id61" draw:id="id61" draw:layer="layout" svg:width="3.937cm" svg:height="2.54cm" svg:x="9.074cm" svg:y="24.957cm">
          <text:p text:style-name="P5"><text:span text:style-name="T3">Вывод на экран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g>
          <draw:g>
            <draw:line draw:style-name="gr29" draw:text-style-name="P15" draw:layer="layout" svg:x1="11.029cm" svg:y1="27.925cm" svg:x2="13.95cm" svg:y2="27.925cm">
              <text:p/>
            </draw:line>
            <draw:line draw:style-name="gr29" draw:text-style-name="P15" draw:layer="layout" svg:x1="13.95cm" svg:y1="27.29cm" svg:x2="13.95cm" svg:y2="28.56cm">
              <text:p/>
            </draw:line>
            <draw:line draw:style-name="gr29" draw:text-style-name="P15" draw:layer="layout" svg:x1="13.95cm" svg:y1="27.29cm" svg:x2="14.331cm" svg:y2="27.29cm">
              <text:p/>
            </draw:line>
            <draw:line draw:style-name="gr29" draw:text-style-name="P15" draw:layer="layout" svg:x1="13.951cm" svg:y1="28.59cm" svg:x2="14.332cm" svg:y2="28.59cm">
              <text:p/>
            </draw:line>
          </draw:g>
        </draw:g>
        <draw:custom-shape draw:style-name="gr30" draw:text-style-name="P16" xml:id="id62" draw:id="id62" draw:layer="layout" svg:width="0.635cm" svg:height="0.635cm" svg:x="10.727cm" svg:y="27.63cm">
          <text:p text:style-name="P5"><text:span text:style-name="T2">B</text:span>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frame draw:style-name="gr31" draw:text-style-name="P12" draw:layer="layout" svg:width="2.921cm" svg:height="0.945cm" svg:x="14.376cm" svg:y="27.575cm">
          <draw:text-box>
            <text:p text:style-name="P17"><text:span text:style-name="T3">На лист 3</text:span></text:p>
          </draw:text-box>
        </draw:frame>
        <draw:connector draw:style-name="gr36" draw:text-style-name="P5" draw:layer="layout" draw:line-skew="1.558cm" svg:x1="18.245cm" svg:y1="21.331cm" svg:x2="11.436cm" svg:y2="24.957cm" draw:start-shape="id50" draw:start-glue-point="2" draw:end-shape="id61" draw:end-glue-point="4" svg:d="M18245 21331v3372h-6809v254" svg:viewBox="0 0 6810 3627">
          <text:p/>
        </draw:connector>
        <draw:connector draw:style-name="gr36" draw:text-style-name="P5" draw:layer="layout" draw:line-skew="1.558cm" svg:x1="13.884cm" svg:y1="21.331cm" svg:x2="11.436cm" svg:y2="24.957cm" draw:start-shape="id51" draw:start-glue-point="6" draw:end-shape="id61" draw:end-glue-point="4" svg:d="M13884 21331v3372h-2448v254" svg:viewBox="0 0 2449 3627">
          <text:p/>
        </draw:connector>
        <draw:connector draw:style-name="gr36" draw:text-style-name="P5" draw:layer="layout" draw:line-skew="-0.131cm -1.902cm 0.247cm" svg:x1="5.385cm" svg:y1="24.332cm" svg:x2="11.436cm" svg:y2="24.957cm" draw:start-shape="id59" draw:start-glue-point="6" draw:end-shape="id61" draw:end-glue-point="4" svg:d="M5385 24332v396h895v-50h5156v279" svg:viewBox="0 0 6052 626">
          <text:p/>
        </draw:connector>
        <draw:connector draw:style-name="gr36" draw:text-style-name="P5" draw:layer="layout" draw:line-skew="1.908cm" svg:x1="3.046cm" svg:y1="20.632cm" svg:x2="11.436cm" svg:y2="24.957cm" draw:start-shape="id57" draw:start-glue-point="2" draw:end-shape="id61" draw:end-glue-point="4" svg:d="M3046 20632v4071h8390v254" svg:viewBox="0 0 8391 4326">
          <text:p/>
        </draw:connector>
        <draw:connector draw:style-name="gr36" draw:text-style-name="P5" draw:layer="layout" draw:line-skew="0.055cm" svg:x1="9.666cm" svg:y1="24.338cm" svg:x2="11.436cm" svg:y2="24.957cm" draw:start-shape="id60" draw:start-glue-point="6" draw:end-shape="id61" draw:end-glue-point="4" svg:d="M9666 24338v365h1770v254" svg:viewBox="0 0 1771 620">
          <text:p/>
        </draw:connector>
        <draw:connector draw:style-name="gr36" draw:text-style-name="P5" draw:layer="layout" svg:x1="11.043cm" svg:y1="27.497cm" svg:x2="11.045cm" svg:y2="27.63cm" draw:start-shape="id61" draw:start-glue-point="8" draw:end-shape="id62" draw:end-glue-point="4" svg:d="M11043 27497v67h2v66" svg:viewBox="0 0 3 134">
          <text:p/>
        </draw:connector>
        <draw:frame draw:style-name="gr37" draw:text-style-name="P12" draw:layer="layout" svg:width="0.934cm" svg:height="0.645cm" svg:x="5.583cm" svg:y="5.749cm">
          <draw:text-box>
            <text:p><text:span text:style-name="T3">Да</text:span></text:p>
          </draw:text-box>
        </draw:frame>
        <draw:frame draw:style-name="gr37" draw:text-style-name="P12" draw:layer="layout" svg:width="0.934cm" svg:height="0.645cm" svg:x="9.41cm" svg:y="18.734cm">
          <draw:text-box>
            <text:p><text:span text:style-name="T3">Да</text:span></text:p>
          </draw:text-box>
        </draw:frame>
        <draw:frame draw:style-name="gr37" draw:text-style-name="P12" draw:layer="layout" svg:width="1.114cm" svg:height="0.645cm" svg:x="6.661cm" svg:y="20.629cm">
          <draw:text-box>
            <text:p><text:span text:style-name="T3">Нет</text:span></text:p>
          </draw:text-box>
        </draw:frame>
        <draw:frame draw:style-name="gr37" draw:text-style-name="P12" draw:layer="layout" svg:width="1.114cm" svg:height="0.645cm" svg:x="7.196cm" svg:y="16.04cm">
          <draw:text-box>
            <text:p><text:span text:style-name="T3">Нет</text:span></text:p>
          </draw:text-box>
        </draw:frame>
        <draw:frame draw:style-name="gr37" draw:text-style-name="P12" draw:layer="layout" svg:width="0.934cm" svg:height="0.645cm" svg:x="2.806cm" svg:y="16.057cm">
          <draw:text-box>
            <text:p><text:span text:style-name="T3">Да</text:span></text:p>
          </draw:text-box>
        </draw:frame>
        <draw:frame draw:style-name="gr42" draw:text-style-name="P2" draw:layer="layout" svg:width="3.429cm" svg:height="0.962cm" svg:x="9.28cm" svg:y="28.28cm">
          <draw:text-box>
            <text:p text:style-name="P1"><text:span text:style-name="T1">Рисунок 3</text:span></text:p>
          </draw:text-box>
        </draw:frame>
        <draw:custom-shape draw:style-name="gr43" draw:text-style-name="P7" draw:layer="layout" svg:width="4.064cm" svg:height="2.667cm" svg:x="9.101cm" svg:y="24.876cm">
          <text:p text:style-name="P5"><text:span text:style-name="T4">Отрисовка в буфер</text:span>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ustom-shape draw:style-name="gr38" draw:text-style-name="P7" draw:layer="layout" svg:width="3.81cm" svg:height="2.54cm" svg:x="1.142cm" svg:y="18.093cm">
          <text:p text:style-name="P5"><text:span text:style-name="T4">d = seekStep(d)</text:span>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ustom-shape draw:style-name="gr38" draw:text-style-name="P7" draw:layer="layout" svg:width="3.81cm" svg:height="2.54cm" svg:x="1.142cm" svg:y="18.093cm">
          <text:p text:style-name="P5"><text:span text:style-name="T4">d = seekStep(d)</text:span>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g>
          <draw:g>
            <draw:line draw:style-name="gr29" draw:text-style-name="P15" draw:layer="layout" svg:x1="1.016cm" svg:y1="27.813cm" svg:x2="3.937cm" svg:y2="27.813cm">
              <text:p/>
            </draw:line>
            <draw:line draw:style-name="gr29" draw:text-style-name="P15" draw:layer="layout" svg:x1="3.937cm" svg:y1="27.178cm" svg:x2="3.937cm" svg:y2="28.448cm">
              <text:p/>
            </draw:line>
            <draw:line draw:style-name="gr29" draw:text-style-name="P15" draw:layer="layout" svg:x1="3.937cm" svg:y1="27.178cm" svg:x2="4.318cm" svg:y2="27.178cm">
              <text:p/>
            </draw:line>
            <draw:line draw:style-name="gr29" draw:text-style-name="P15" draw:layer="layout" svg:x1="3.938cm" svg:y1="28.478cm" svg:x2="4.319cm" svg:y2="28.478cm">
              <text:p/>
            </draw:line>
          </draw:g>
        </draw:g>
        <draw:custom-shape draw:style-name="gr44" draw:text-style-name="P16" xml:id="id63" draw:id="id63" draw:layer="layout" svg:width="0.635cm" svg:height="0.635cm" svg:x="0.614cm" svg:y="27.518cm">
          <text:p text:style-name="P5"><text:span text:style-name="T2">С</text:span>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frame draw:style-name="gr31" draw:text-style-name="P12" draw:layer="layout" svg:width="2.921cm" svg:height="0.945cm" svg:x="4.363cm" svg:y="27.563cm">
          <draw:text-box>
            <text:p text:style-name="P17"><text:span text:style-name="T3">На лист 3</text:span></text:p>
          </draw:text-box>
        </draw:frame>
        <draw:connector draw:style-name="gr6" draw:text-style-name="P5" draw:layer="layout" svg:x1="3.467cm" svg:y1="4.738cm" svg:x2="0.932cm" svg:y2="27.518cm" draw:start-shape="id52" draw:start-glue-point="5" draw:end-shape="id63" draw:end-glue-point="4" svg:d="M3467 4738h-2535v22780" svg:viewBox="0 0 2536 22781">
          <text:p/>
        </draw:connector>
        <draw:frame draw:style-name="gr37" draw:text-style-name="P12" draw:layer="layout" svg:width="1.114cm" svg:height="0.645cm" svg:x="2.397cm" svg:y="4.048cm">
          <draw:text-box>
            <text:p><text:span text:style-name="T3">Нет</text:span></text:p>
          </draw:text-box>
        </draw:frame>
      </draw:page>
      <draw:page draw:name="page5" draw:style-name="dp1" draw:master-page-name="Default">
        <draw:custom-shape draw:style-name="gr45" draw:text-style-name="P10" xml:id="id69" draw:id="id69" draw:layer="layout" svg:width="3.937cm" svg:height="2.54cm" svg:x="9.274cm" svg:y="16.089cm">
          <text:p text:style-name="P5"><text:span text:style-name="T3">Вывод на экран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1" draw:text-style-name="P2" draw:layer="layout" svg:width="2.148cm" svg:height="0.889cm" svg:x="17.91cm" svg:y="0.523cm">
          <draw:text-box>
            <text:p text:style-name="P1"><text:span text:style-name="T1">Лист 3</text:span></text:p>
          </draw:text-box>
        </draw:frame>
        <draw:g>
          <draw:g>
            <draw:line draw:style-name="gr29" draw:text-style-name="P15" draw:layer="layout" svg:x1="11.429cm" svg:y1="2.813cm" svg:x2="14.35cm" svg:y2="2.813cm">
              <text:p/>
            </draw:line>
            <draw:line draw:style-name="gr29" draw:text-style-name="P15" draw:layer="layout" svg:x1="14.35cm" svg:y1="2.178cm" svg:x2="14.35cm" svg:y2="3.448cm">
              <text:p/>
            </draw:line>
            <draw:line draw:style-name="gr29" draw:text-style-name="P15" draw:layer="layout" svg:x1="14.35cm" svg:y1="2.178cm" svg:x2="14.731cm" svg:y2="2.178cm">
              <text:p/>
            </draw:line>
            <draw:line draw:style-name="gr29" draw:text-style-name="P15" draw:layer="layout" svg:x1="14.351cm" svg:y1="3.478cm" svg:x2="14.732cm" svg:y2="3.478cm">
              <text:p/>
            </draw:line>
          </draw:g>
        </draw:g>
        <draw:custom-shape draw:style-name="gr44" draw:text-style-name="P16" xml:id="id68" draw:id="id68" draw:layer="layout" svg:width="0.635cm" svg:height="0.635cm" svg:x="11.127cm" svg:y="2.518cm">
          <text:p text:style-name="P5"><text:span text:style-name="T2">B</text:span>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g>
          <draw:g>
            <draw:line draw:style-name="gr29" draw:text-style-name="P15" draw:layer="layout" svg:x1="1.416cm" svg:y1="2.801cm" svg:x2="4.337cm" svg:y2="2.801cm">
              <text:p/>
            </draw:line>
            <draw:line draw:style-name="gr29" draw:text-style-name="P15" draw:layer="layout" svg:x1="4.337cm" svg:y1="2.166cm" svg:x2="4.337cm" svg:y2="3.436cm">
              <text:p/>
            </draw:line>
            <draw:line draw:style-name="gr29" draw:text-style-name="P15" draw:layer="layout" svg:x1="4.337cm" svg:y1="2.166cm" svg:x2="4.718cm" svg:y2="2.166cm">
              <text:p/>
            </draw:line>
            <draw:line draw:style-name="gr29" draw:text-style-name="P15" draw:layer="layout" svg:x1="4.338cm" svg:y1="3.466cm" svg:x2="4.719cm" svg:y2="3.466cm">
              <text:p/>
            </draw:line>
          </draw:g>
        </draw:g>
        <draw:custom-shape draw:style-name="gr44" draw:text-style-name="P16" xml:id="id64" draw:id="id64" draw:layer="layout" svg:width="0.635cm" svg:height="0.635cm" svg:x="1.014cm" svg:y="2.506cm">
          <text:p text:style-name="P5"><text:span text:style-name="T2">С</text:span>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frame draw:style-name="gr31" draw:text-style-name="P12" draw:layer="layout" svg:width="2.921cm" svg:height="0.945cm" svg:x="4.763cm" svg:y="2.451cm">
          <draw:text-box>
            <text:p text:style-name="P17"><text:span text:style-name="T3">Из листа 2</text:span></text:p>
          </draw:text-box>
        </draw:frame>
        <draw:frame draw:style-name="gr31" draw:text-style-name="P12" draw:layer="layout" svg:width="2.921cm" svg:height="0.945cm" svg:x="14.764cm" svg:y="2.452cm">
          <draw:text-box>
            <text:p text:style-name="P17"><text:span text:style-name="T3">Из листа 2</text:span></text:p>
          </draw:text-box>
        </draw:frame>
        <draw:custom-shape draw:style-name="gr3" draw:text-style-name="P6" xml:id="id65" draw:id="id65" draw:layer="layout" svg:width="3.955cm" svg:height="2.504cm" svg:x="1.747cm" svg:y="4.935cm">
          <text:p text:style-name="P13">flagAction = STOP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5" draw:text-style-name="P10" xml:id="id66" draw:id="id66" draw:layer="layout" svg:width="3.937cm" svg:height="2.54cm" svg:x="1.755cm" svg:y="8.115cm">
          <text:p text:style-name="P5"><text:span text:style-name="T3">Ввести новые</text:span><text:span text:style-name="T3"><text:line-break/></text:span><text:span text:style-name="T3">данные в </text:span><text:span text:style-name="T3"><text:line-break/></text:span><text:span text:style-name="T3">in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6" draw:text-style-name="P9" xml:id="id67" draw:id="id67" draw:layer="layout" svg:width="3.81cm" svg:height="2.54cm" svg:x="1.807cm" svg:y="11.29cm">
          <text:p text:style-name="P8"><text:span text:style-name="T3">flagGeneratorData = 0</text:span></text:p>
          <text:p text:style-name="P8"><text:span text:style-name="T3">flagSolverData = 0</text:span></text:p>
          <text:p text:style-name="P8"><text:span text:style-name="T3">flagGenerated = 0</text:span></text:p>
          <text:p text:style-name="P8"><text:span text:style-name="T3">flagSolved =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5" draw:layer="layout" svg:x1="1.332cm" svg:y1="3.141cm" svg:x2="3.725cm" svg:y2="4.935cm" draw:start-shape="id64" draw:start-glue-point="8" draw:end-shape="id65" draw:end-glue-point="4" svg:d="M1332 3141v897h2393v897" svg:viewBox="0 0 2394 1795">
          <text:p/>
        </draw:connector>
        <draw:connector draw:style-name="gr6" draw:text-style-name="P5" draw:layer="layout" svg:x1="3.725cm" svg:y1="7.439cm" svg:x2="3.724cm" svg:y2="8.115cm" draw:start-shape="id65" draw:start-glue-point="6" draw:end-shape="id66" draw:end-glue-point="5" svg:d="M3725 7439v339h-1v337" svg:viewBox="0 0 2 677">
          <text:p/>
        </draw:connector>
        <draw:connector draw:style-name="gr6" draw:text-style-name="P5" draw:layer="layout" svg:x1="3.724cm" svg:y1="10.655cm" svg:x2="3.712cm" svg:y2="11.29cm" draw:start-shape="id66" draw:start-glue-point="8" draw:end-shape="id67" draw:end-glue-point="4" svg:d="M3724 10655v318h-12v317" svg:viewBox="0 0 13 636">
          <text:p/>
        </draw:connector>
        <draw:connector draw:style-name="gr6" draw:text-style-name="P5" xml:id="id71" draw:id="id71" draw:layer="layout" draw:line-skew="5.222cm" svg:x1="11.445cm" svg:y1="3.153cm" svg:x2="11.242cm" svg:y2="16.089cm" draw:start-shape="id68" draw:start-glue-point="8" draw:end-shape="id69" svg:d="M11445 3153v11690h-203v1246" svg:viewBox="0 0 204 12937">
          <text:p/>
        </draw:connector>
        <draw:g>
          <draw:g>
            <draw:line draw:style-name="gr29" draw:text-style-name="P15" draw:layer="layout" svg:x1="11.127cm" svg:y1="20.304cm" svg:x2="14.048cm" svg:y2="20.304cm">
              <text:p/>
            </draw:line>
            <draw:line draw:style-name="gr29" draw:text-style-name="P15" draw:layer="layout" svg:x1="14.048cm" svg:y1="19.669cm" svg:x2="14.048cm" svg:y2="20.939cm">
              <text:p/>
            </draw:line>
            <draw:line draw:style-name="gr29" draw:text-style-name="P15" draw:layer="layout" svg:x1="14.048cm" svg:y1="19.669cm" svg:x2="14.429cm" svg:y2="19.669cm">
              <text:p/>
            </draw:line>
            <draw:line draw:style-name="gr29" draw:text-style-name="P15" draw:layer="layout" svg:x1="14.049cm" svg:y1="20.969cm" svg:x2="14.43cm" svg:y2="20.969cm">
              <text:p/>
            </draw:line>
          </draw:g>
        </draw:g>
        <draw:custom-shape draw:style-name="gr44" draw:text-style-name="P16" xml:id="id70" draw:id="id70" draw:layer="layout" svg:width="0.635cm" svg:height="0.635cm" svg:x="10.925cm" svg:y="20.009cm">
          <text:p text:style-name="P5"><text:span text:style-name="T2">D</text:span>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frame draw:style-name="gr31" draw:text-style-name="P12" draw:layer="layout" svg:width="2.921cm" svg:height="0.945cm" svg:x="14.462cm" svg:y="19.943cm">
          <draw:text-box>
            <text:p text:style-name="P17"><text:span text:style-name="T3">На лист 1</text:span></text:p>
          </draw:text-box>
        </draw:frame>
        <draw:connector draw:style-name="gr6" draw:text-style-name="P5" draw:layer="layout" svg:x1="11.243cm" svg:y1="18.629cm" svg:x2="11.243cm" svg:y2="20.009cm" draw:start-shape="id69" draw:start-glue-point="8" draw:end-shape="id70" draw:end-glue-point="4" svg:d="M11243 18629v1380" svg:viewBox="0 0 1 1381">
          <text:p/>
        </draw:connector>
        <draw:frame draw:style-name="gr42" draw:text-style-name="P2" draw:layer="layout" svg:width="3.429cm" svg:height="0.962cm" svg:x="9.402cm" svg:y="21.4cm">
          <draw:text-box>
            <text:p text:style-name="P1"><text:span text:style-name="T1">Рисунок 3</text:span></text:p>
          </draw:text-box>
        </draw:frame>
        <draw:connector draw:style-name="gr8" draw:text-style-name="P11" draw:layer="layout" svg:x1="3.712cm" svg:y1="13.83cm" svg:x2="11.343cm" svg:y2="14.843cm" draw:start-shape="id67" draw:start-glue-point="6" draw:end-shape="id71" draw:end-glue-point="0" svg:d="M3712 13830v1013h7631" svg:viewBox="0 0 7632 10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5T19:54:16.054518137</meta:creation-date>
    <dc:date>2015-07-06T06:41:53.686609538</dc:date>
    <meta:editing-duration>PT39M37S</meta:editing-duration>
    <meta:editing-cycles>9</meta:editing-cycles>
    <meta:generator>LibreOffice/4.4.3.2$Linux_X86_64 LibreOffice_project/40m0$Build-2</meta:generator>
    <meta:print-date>2015-07-06T05:37:25.224872742</meta:print-date>
    <meta:document-statistic meta:object-count="266"/>
  </office:meta>
</office:document-meta>
</file>